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Open Sans" svg:font-family="'Open Sans'" style:font-family-generic="swiss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3.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195cm"/>
    </style:style>
    <style:style style:name="co6" style:family="table-column">
      <style:table-column-properties fo:break-before="auto" style:column-width="5.332cm"/>
    </style:style>
    <style:style style:name="co7" style:family="table-column">
      <style:table-column-properties fo:break-before="auto" style:column-width="4.313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64cm" fo:break-before="auto" style:use-optimal-row-height="false"/>
    </style:style>
    <style:style style:name="ro5" style:family="table-row">
      <style:table-row-properties style:row-height="0.63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style:style style:name="ce1" style:family="table-cell" style:parent-style-name="Default" style:data-style-name="N10000">
      <style:text-properties fo:color="#000000" fo:font-size="11pt" style:font-size-asian="11pt" style:font-size-complex="11pt"/>
    </style:style>
    <style:style style:name="ce35" style:family="table-cell" style:parent-style-name="Default">
      <style:table-cell-properties fo:border-bottom="2.24pt solid #808080" fo:background-color="#2a6099" style:text-align-source="fix" style:repeat-content="false" fo:border-left="none" fo:border-right="2.24pt solid #808080" fo:border-top="2.24pt solid #808080"/>
      <style:paragraph-properties fo:text-align="center" fo:margin-left="0cm"/>
      <style:text-properties fo:color="#ffffff" style:text-outline="false" style:text-line-through-style="none" style:text-line-through-type="none" style:font-name="Ope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ackground-color="#2a6099" style:text-align-source="fix" style:repeat-content="false" fo:border-left="none" fo:border-right="2.24pt solid #808080" fo:border-top="none"/>
      <style:paragraph-properties fo:text-align="center" fo:margin-left="0cm"/>
      <style:text-properties fo:color="#ffffff" fo:font-size="11pt" style:font-size-asian="11pt" style:font-size-complex="11pt"/>
    </style:style>
    <style:style style:name="ce37" style:family="table-cell" style:parent-style-name="Default">
      <style:table-cell-properties fo:border-bottom="2.24pt solid #808080" fo:background-color="#2a6099" style:text-align-source="fix" style:repeat-content="false" fo:border-left="none" fo:border-right="2.24pt solid #808080" fo:border-top="none"/>
      <style:paragraph-properties fo:text-align="center" fo:margin-left="0cm"/>
      <style:text-properties fo:color="#ffffff" style:text-outline="false" style:text-line-through-style="none" style:text-line-through-type="none" style:font-name="Ope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1pt" style:font-size-asian="11pt" style:font-size-complex="11pt"/>
    </style:style>
    <style:style style:name="ce39" style:family="table-cell" style:parent-style-name="Default">
      <style:table-cell-properties fo:border-bottom="2.24pt solid #808080" fo:background-color="#2a6099" style:text-align-source="fix" style:repeat-content="false" fo:border-left="none" fo:border-right="2.24pt solid #808080" fo:border-top="2.24pt solid #808080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order-bottom="none" fo:background-color="#2a6099" style:text-align-source="fix" style:repeat-content="false" fo:border-left="none" fo:border-right="2.24pt solid #808080" fo:border-top="none"/>
      <style:paragraph-properties fo:text-align="end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none" fo:background-color="#2a6099" style:text-align-source="fix" style:repeat-content="false" fo:border-left="none" fo:border-right="2.24pt solid #808080" fo:border-top="none"/>
      <style:paragraph-properties fo:text-align="end" fo:margin-left="0cm"/>
      <style:text-properties fo:color="#ffffff" style:text-outline="false" style:text-line-through-style="none" style:text-line-through-type="none" style:font-name="Ope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fo:font-size="11pt" style:font-size-asian="11pt" style:font-size-complex="11pt"/>
    </style:style>
    <style:style style:name="ce43" style:family="table-cell" style:parent-style-name="Default" style:data-style-name="N10000">
      <style:table-cell-properties fo:border-bottom="2.24pt solid #808080" fo:background-color="#2a6099" style:text-align-source="fix" style:repeat-content="false" fo:wrap-option="wrap" fo:border-left="none" fo:padding="0.09cm" fo:border-right="2.24pt solid #808080" fo:border-top="none" style:vertical-align="middle"/>
      <style:paragraph-properties fo:text-align="center" fo:margin-left="0cm"/>
      <style:text-properties fo:color="#ffffff" style:font-name="Open Sans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0">
      <style:table-cell-properties fo:border-bottom="0.74pt solid #808080" style:diagonal-bl-tr="none" style:diagonal-tl-br="none" style:text-align-source="fix" style:repeat-content="false" fo:background-color="transparent" fo:wrap-option="no-wrap" fo:border-left="0.74pt solid #808080" fo:padding="0.09cm" fo:border-right="2.24pt solid #808080" style:rotation-angle="0" style:rotation-align="none" fo:border-top="0.74pt solid #808080" style:vertical-align="middle"/>
      <style:paragraph-properties fo:text-align="end" fo:margin-left="0cm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0">
      <style:table-cell-properties fo:border-bottom="2.24pt solid #808080" style:diagonal-bl-tr="none" style:diagonal-tl-br="none" style:text-align-source="fix" style:repeat-content="false" fo:background-color="transparent" fo:wrap-option="no-wrap" fo:border-left="0.74pt solid #808080" fo:padding="0.09cm" fo:border-right="2.24pt solid #808080" style:rotation-angle="0" style:rotation-align="none" fo:border-top="0.74pt solid #808080" style:vertical-align="middle"/>
      <style:paragraph-properties fo:text-align="end" fo:margin-left="0cm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10000">
      <style:table-cell-properties fo:border-bottom="0.74pt solid #808080" style:text-align-source="fix" style:repeat-content="false" fo:background-color="transparent" fo:border-left="0.74pt solid #808080" fo:padding="0.09cm" fo:border-right="2.24pt solid #808080" fo:border-top="2.24pt solid #808080" style:vertical-align="middle"/>
      <style:paragraph-properties fo:text-align="end" fo:margin-left="0cm"/>
      <style:text-properties style:font-name="Open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10000">
      <style:table-cell-properties fo:border-bottom="0.74pt solid #808080" style:text-align-source="fix" style:repeat-content="false" fo:background-color="transparent" fo:border-left="0.74pt solid #808080" fo:padding="0.09cm" fo:border-right="2.24pt solid #808080" fo:border-top="0.74pt solid #808080" style:vertical-align="middle"/>
      <style:paragraph-properties fo:text-align="end" fo:margin-left="0cm"/>
      <style:text-properties style:font-name="Open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 style:data-style-name="N10000">
      <style:table-cell-properties fo:border-bottom="2.24pt solid #808080" style:text-align-source="fix" style:repeat-content="false" fo:background-color="transparent" fo:border-left="0.74pt solid #808080" fo:padding="0.09cm" fo:border-right="2.24pt solid #808080" fo:border-top="0.74pt solid #808080" style:vertical-align="middle"/>
      <style:paragraph-properties fo:text-align="end" fo:margin-left="0cm"/>
      <style:text-properties style:font-name="Open Sans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padding="0.09cm" style:vertical-align="middle"/>
      <style:paragraph-properties fo:text-align="end" fo:margin-left="0cm"/>
      <style:text-properties style:font-name="Open Sans" fo:font-size="11pt" style:font-size-asian="11pt" style:font-size-complex="11pt"/>
    </style:style>
    <style:style style:name="ce56" style:family="table-cell" style:parent-style-name="Default" style:data-style-name="N0">
      <style:table-cell-properties fo:border-bottom="2.24pt solid #808080" fo:background-color="#2a6099" style:text-align-source="fix" style:repeat-content="false" fo:wrap-option="wrap" fo:border-left="0.74pt solid #808080" fo:padding="0.09cm" fo:border-right="0.74pt solid #808080" fo:border-top="0.74pt solid #808080" style:vertical-align="middle"/>
      <style:paragraph-properties fo:text-align="center" fo:margin-left="0cm"/>
      <style:text-properties fo:color="#ffffff" style:font-name="Open Sans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114">
      <style:table-cell-properties style:diagonal-bl-tr="none" style:diagonal-tl-br="none" style:text-align-source="value-type" style:repeat-content="false" fo:background-color="transparent" fo:wrap-option="no-wrap" fo:border="0.74pt solid #808080" fo:padding="0.09cm" style:rotation-angle="0" style:rotation-align="none" style:vertical-align="middl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14">
      <style:table-cell-properties fo:border-bottom="2.24pt solid #808080" style:diagonal-bl-tr="none" style:diagonal-tl-br="none" style:text-align-source="value-type" style:repeat-content="false" fo:background-color="transparent" fo:wrap-option="no-wrap" fo:border-left="0.74pt solid #808080" fo:padding="0.09cm" fo:border-right="0.74pt solid #808080" style:rotation-angle="0" style:rotation-align="none" fo:border-top="0.74pt solid #808080" style:vertical-align="middl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14">
      <style:table-cell-properties fo:border-bottom="0.74pt solid #808080" style:text-align-source="fix" style:repeat-content="false" fo:background-color="transparent" fo:border-left="0.74pt solid #808080" fo:padding="0.09cm" fo:border-right="0.74pt solid #808080" fo:border-top="2.24pt solid #808080" style:vertical-align="middle"/>
      <style:paragraph-properties fo:text-align="end" fo:margin-left="0cm"/>
      <style:text-properties style:font-name="Open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14">
      <style:table-cell-properties style:text-align-source="fix" style:repeat-content="false" fo:background-color="transparent" fo:border="0.74pt solid #808080" fo:padding="0.09cm" style:vertical-align="middle"/>
      <style:paragraph-properties fo:text-align="end" fo:margin-left="0cm"/>
      <style:text-properties style:font-name="Open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 style:data-style-name="N114">
      <style:table-cell-properties fo:border-bottom="2.24pt solid #808080" style:text-align-source="fix" style:repeat-content="false" fo:background-color="transparent" fo:border-left="0.74pt solid #808080" fo:padding="0.09cm" fo:border-right="0.74pt solid #808080" fo:border-top="0.74pt solid #808080" style:vertical-align="middle"/>
      <style:paragraph-properties fo:text-align="end" fo:margin-left="0cm"/>
      <style:text-properties style:font-name="Open Sans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 style:data-style-name="N112">
      <style:table-cell-properties style:text-align-source="fix" style:repeat-content="false" fo:padding="0.09cm" style:vertical-align="middle"/>
      <style:paragraph-properties fo:text-align="end" fo:margin-left="0cm"/>
      <style:text-properties style:font-name="Open Sans" fo:font-size="11pt" style:font-size-asian="11pt" style:font-size-complex="11pt"/>
    </style:style>
    <style:style style:name="ce63" style:family="table-cell" style:parent-style-name="Default" style:data-style-name="N10000">
      <style:table-cell-properties fo:border-bottom="2.24pt solid #808080" fo:background-color="#2a6099" style:text-align-source="fix" style:repeat-content="false" fo:wrap-option="wrap" fo:border-left="0.74pt solid #808080" fo:padding="0.09cm" fo:border-right="0.74pt solid #808080" fo:border-top="0.74pt solid #808080" style:vertical-align="middle"/>
      <style:paragraph-properties fo:text-align="center" fo:margin-left="0cm"/>
      <style:text-properties fo:color="#ffffff" style:font-name="Open Sans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fix" style:repeat-content="false" fo:padding="0.09cm" style:vertical-align="middle"/>
      <style:paragraph-properties fo:text-align="end" fo:margin-left="0cm"/>
      <style:text-properties style:font-name="Open Sans" fo:font-size="11pt" style:font-size-asian="11pt" style:font-size-complex="11pt"/>
    </style:style>
    <style:style style:name="ce65" style:family="table-cell" style:parent-style-name="Default" style:data-style-name="N10000">
      <style:table-cell-properties fo:border-bottom="2.24pt solid #808080" fo:background-color="#2a6099" style:text-align-source="fix" style:repeat-content="false" fo:wrap-option="wrap" fo:border-left="2.24pt solid #808080" fo:padding="0.09cm" fo:border-right="2.24pt solid #808080" fo:border-top="none" style:vertical-align="middle"/>
      <style:paragraph-properties fo:text-align="center" fo:margin-left="0cm"/>
      <style:text-properties fo:color="#ffffff" style:font-name="Open Sans"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 style:data-style-name="N114">
      <style:table-cell-properties fo:border-bottom="0.74pt solid #808080" style:diagonal-bl-tr="none" style:diagonal-tl-br="none" style:text-align-source="value-type" style:repeat-content="false" fo:background-color="transparent" fo:wrap-option="no-wrap" fo:border-left="2.24pt solid #808080" fo:padding="0.09cm" fo:border-right="2.24pt solid #808080" style:rotation-angle="0" style:rotation-align="none" fo:border-top="0.74pt solid #808080" style:vertical-align="middl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14">
      <style:table-cell-properties fo:border-bottom="2.24pt solid #808080" style:diagonal-bl-tr="none" style:diagonal-tl-br="none" style:text-align-source="value-type" style:repeat-content="false" fo:background-color="transparent" fo:wrap-option="no-wrap" fo:border-left="2.24pt solid #808080" fo:padding="0.09cm" fo:border-right="2.24pt solid #808080" style:rotation-angle="0" style:rotation-align="none" fo:border-top="0.74pt solid #808080" style:vertical-align="middl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68" style:family="table-cell" style:parent-style-name="Default" style:data-style-name="N114">
      <style:table-cell-properties fo:border-bottom="0.74pt solid #808080" style:text-align-source="fix" style:repeat-content="false" fo:background-color="transparent" fo:border-left="2.24pt solid #808080" fo:padding="0.09cm" fo:border-right="2.24pt solid #808080" fo:border-top="2.24pt solid #808080" style:vertical-align="middle"/>
      <style:paragraph-properties fo:text-align="end" fo:margin-left="0cm"/>
      <style:text-properties style:font-name="Open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 style:data-style-name="N114">
      <style:table-cell-properties fo:border-bottom="0.74pt solid #808080" style:text-align-source="fix" style:repeat-content="false" fo:background-color="transparent" fo:border-left="2.24pt solid #808080" fo:padding="0.09cm" fo:border-right="2.24pt solid #808080" fo:border-top="0.74pt solid #808080" style:vertical-align="middle"/>
      <style:paragraph-properties fo:text-align="end" fo:margin-left="0cm"/>
      <style:text-properties style:font-name="Open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 style:data-style-name="N114">
      <style:table-cell-properties fo:border-bottom="2.24pt solid #808080" style:text-align-source="fix" style:repeat-content="false" fo:background-color="transparent" fo:border-left="2.24pt solid #808080" fo:padding="0.09cm" fo:border-right="2.24pt solid #808080" fo:border-top="0.74pt solid #808080" style:vertical-align="middle"/>
      <style:paragraph-properties fo:text-align="end" fo:margin-left="0cm"/>
      <style:text-properties style:font-name="Open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0000">
      <style:table-cell-properties style:text-align-source="fix" style:repeat-content="false" fo:wrap-option="wrap" fo:padding="0.09cm" style:vertical-align="middle"/>
      <style:paragraph-properties fo:text-align="center" fo:margin-left="0cm"/>
      <style:text-properties style:font-name="Open Sans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padding="0.09cm" style:vertical-align="middle"/>
      <style:paragraph-properties fo:text-align="end" fo:margin-left="0cm"/>
      <style:text-properties style:font-name="Open Sans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fo:background-color="transparent" fo:padding="0.09cm" style:vertical-align="middle"/>
      <style:paragraph-properties fo:text-align="end" fo:margin-left="0cm"/>
      <style:text-properties style:font-name="Open Sans" fo:font-size="11pt" fo:font-style="italic" style:font-size-asian="11pt" style:font-style-asian="italic" style:font-size-complex="11pt" style:font-style-complex="italic"/>
    </style:style>
    <style:style style:name="ce28" style:family="table-cell" style:parent-style-name="Default">
      <style:table-cell-properties style:text-align-source="fix" style:repeat-content="false" fo:background-color="transparent" fo:padding="0.09cm" style:vertical-align="middle"/>
      <style:paragraph-properties fo:text-align="end" fo:margin-left="0cm"/>
      <style:text-properties style:font-name="Open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padding="0.09cm" style:vertical-align="middle"/>
      <style:paragraph-properties fo:text-align="end" fo:margin-left="0cm"/>
      <style:text-properties style:font-name="Open Sans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 style:data-style-name="N10000"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transparent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 style:data-style-name="N10000">
      <style:table-cell-properties fo:background-color="#2a6099" style:text-align-source="fix" style:repeat-content="false" fo:border="none" fo:padding="0.09cm" style:vertical-align="middle"/>
      <style:paragraph-properties fo:text-align="center" fo:margin-left="0cm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dotted #808080" fo:padding="0.09cm" style:rotation-angle="0" style:rotation-align="none" style:vertical-align="middl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dotted #808080" fo:padding="0.09cm" style:rotation-angle="0" style:rotation-align="none" style:vertical-align="middle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6" style:family="table-cell" style:parent-style-name="Default">
      <style:table-cell-properties fo:background-color="transparent" fo:border="none" fo:padding="0.09cm" style:vertical-align="middle"/>
      <style:text-properties style:font-name="Open Sans" fo:font-size="12pt" style:font-size-asian="12pt" style:font-size-complex="12pt"/>
    </style:style>
    <style:style style:name="ce87" style:family="table-cell" style:parent-style-name="Default">
      <style:table-cell-properties fo:background-color="transparent" fo:padding="0.09cm" style:vertical-align="middle"/>
      <style:text-properties style:font-name="Open Sans" fo:font-size="12pt" style:font-size-asian="12pt" style:font-size-complex="12pt"/>
    </style:style>
    <style:style style:name="ce88" style:family="table-cell" style:parent-style-name="Default" style:data-style-name="N0">
      <style:table-cell-properties fo:background-color="#2a6099" style:text-align-source="fix" style:repeat-content="false" fo:border="none" fo:padding="0.09cm" style:vertical-align="middle"/>
      <style:paragraph-properties fo:text-align="center" fo:margin-left="0cm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14">
      <style:table-cell-properties style:diagonal-bl-tr="none" style:diagonal-tl-br="none" style:text-align-source="value-type" style:repeat-content="false" fo:background-color="transparent" fo:wrap-option="no-wrap" fo:border="0.74pt dotted #808080" fo:padding="0.09cm" style:rotation-angle="0" style:rotation-align="none" style:vertical-align="middl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1" style:family="table-cell" style:parent-style-name="Default" style:data-style-name="N114">
      <style:table-cell-properties fo:background-color="transparent" fo:border="none" fo:padding="0.09cm" style:vertical-align="middle"/>
      <style:text-properties style:font-name="Open Sans" fo:font-size="12pt" style:font-size-asian="12pt" style:font-size-complex="12pt"/>
    </style:style>
    <style:style style:name="ce92" style:family="table-cell" style:parent-style-name="Default" style:data-style-name="N114">
      <style:table-cell-properties fo:background-color="transparent" fo:padding="0.09cm" style:vertical-align="middle"/>
      <style:text-properties style:font-name="Open Sans" fo:font-size="12pt" style:font-size-asian="12pt" style:font-size-complex="12pt"/>
    </style:style>
    <style:style style:name="ce93" style:family="table-cell" style:parent-style-name="Default" style:data-style-name="N10000">
      <style:table-cell-properties style:text-align-source="fix" style:repeat-content="false" fo:padding="0.09cm" style:vertical-align="middle"/>
      <style:paragraph-properties fo:text-align="center" fo:margin-left="0cm"/>
      <style:text-properties style:font-name="Open Sans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padding="0.09cm" style:vertical-align="middle"/>
      <style:paragraph-properties fo:text-align="center" fo:margin-left="0cm"/>
      <style:text-properties style:font-name="Open Sans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 style:data-style-name="N112">
      <style:table-cell-properties fo:background-color="transparent" fo:border="none" fo:padding="0.09cm" style:vertical-align="middle"/>
      <style:text-properties fo:color="#1b1b1b" style:font-name="Open Sans"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#2a6099" style:text-align-source="fix" style:repeat-content="false" fo:border="none" fo:padding="0.09cm" style:vertical-align="middle"/>
      <style:paragraph-properties fo:text-align="center" fo:margin-left="0cm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style:text-align-source="fix" style:repeat-content="false" fo:padding="0.09cm" style:vertical-align="middle"/>
      <style:paragraph-properties fo:text-align="center" fo:margin-left="0cm"/>
      <style:text-properties style:font-name="Open Sans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Jan.B1">
          <table:error-message table:message-type="stop" table:display="true"/>
        </table:content-validation>
        <table:content-validation table:name="val2" table:condition="of:cell-content-is-in-list([$BUDGET.$B$2:.$B$11])" table:allow-empty-cell="true" table:display-list="unsorted" table:base-cell-address="Jan.B1">
          <table:error-message table:message-type="stop" table:display="true"/>
        </table:content-validation>
        <table:content-validation table:name="val3" table:condition="of:cell-content-is-in-list([$BUDGET.$B$2:.$B$11])" table:allow-empty-cell="true" table:display-list="unsorted" table:base-cell-address="Feb.B1">
          <table:error-message table:message-type="stop" table:display="true"/>
        </table:content-validation>
        <table:content-validation table:name="val4" table:condition="of:cell-content-is-in-list([$BUDGET.$B$2:.$B$11])" table:allow-empty-cell="true" table:display-list="unsorted" table:base-cell-address="March.B1">
          <table:error-message table:message-type="stop" table:display="true"/>
        </table:content-validation>
        <table:content-validation table:name="val5" table:condition="of:cell-content-is-in-list([$BUDGET.$B$2:.$B$11])" table:allow-empty-cell="true" table:display-list="unsorted" table:base-cell-address="April.B1">
          <table:error-message table:message-type="stop" table:display="true"/>
        </table:content-validation>
        <table:content-validation table:name="val6" table:condition="of:cell-content-is-in-list([$BUDGET.$B$2:.$B$11])" table:allow-empty-cell="true" table:display-list="unsorted" table:base-cell-address="May.B1">
          <table:error-message table:message-type="stop" table:display="true"/>
        </table:content-validation>
        <table:content-validation table:name="val7" table:condition="of:cell-content-is-in-list([$BUDGET.$B5:$BUDGET.$B11])" table:allow-empty-cell="false" table:display-list="no" table:base-cell-address="June.B1">
          <table:error-message table:message-type="stop" table:display="true"/>
        </table:content-validation>
        <table:content-validation table:name="val8" table:condition="of:cell-content-is-in-list([$BUDGET.$B$2:.$B$11])" table:allow-empty-cell="false" table:display-list="no" table:base-cell-address="June.B1">
          <table:error-message table:message-type="stop" table:display="true"/>
        </table:content-validation>
        <table:content-validation table:name="val9" table:condition="of:cell-content-is-in-list([$BUDGET.$B$2:.$B$11])" table:allow-empty-cell="true" table:display-list="unsorted" table:base-cell-address="July.B1">
          <table:error-message table:message-type="stop" table:display="true"/>
        </table:content-validation>
        <table:content-validation table:name="val10" table:condition="of:cell-content-is-in-list([$BUDGET.$B$2:.$B$11])" table:allow-empty-cell="true" table:display-list="unsorted" table:base-cell-address="Aug.B1">
          <table:error-message table:message-type="stop" table:display="true"/>
        </table:content-validation>
        <table:content-validation table:name="val11" table:condition="of:cell-content-is-in-list([$BUDGET.$B$2:.$B$11])" table:allow-empty-cell="true" table:display-list="unsorted" table:base-cell-address="Sept.B1">
          <table:error-message table:message-type="stop" table:display="true"/>
        </table:content-validation>
        <table:content-validation table:name="val12" table:condition="of:cell-content-is-in-list([$BUDGET.$B$2:.$B$11])" table:allow-empty-cell="true" table:display-list="unsorted" table:base-cell-address="Oct.B1">
          <table:error-message table:message-type="stop" table:display="true"/>
        </table:content-validation>
        <table:content-validation table:name="val13" table:condition="of:cell-content-is-in-list([$BUDGET.$B$2:.$B$11])" table:allow-empty-cell="true" table:display-list="unsorted" table:base-cell-address="Nov.B1">
          <table:error-message table:message-type="stop" table:display="true"/>
        </table:content-validation>
        <table:content-validation table:name="val14" table:condition="of:cell-content-is-in-list([$BUDGET.$B$2:.$B$11])" table:allow-empty-cell="true" table:display-list="unsorted" table:base-cell-address="Dec.B1">
          <table:error-message table:message-type="stop" table:display="true"/>
        </table:content-validation>
      </table:content-validations>
      <table:table table:name="BUDGET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6"/>
        <table:table-column table:style-name="co2" table:default-cell-style-name="ce23"/>
        <table:table-column table:style-name="co2" table:number-columns-repeated="11" table:default-cell-style-name="ce24"/>
        <table:table-column table:style-name="co3" table:default-cell-style-name="ce24"/>
        <table:table-column table:style-name="co4" table:number-columns-repeated="46" table:default-cell-style-name="ce24"/>
        <table:table-column table:style-name="co4" table:number-columns-repeated="16323" table:default-cell-style-name="ce5"/>
        <table:table-row table:style-name="ro1">
          <table:table-cell table:style-name="ce1"/>
          <table:table-cell table:style-name="ce43" office:value-type="string" calcext:value-type="string">
            <text:p>CATEGORY</text:p>
          </table:table-cell>
          <table:table-cell table:style-name="ce56" office:value-type="string" calcext:value-type="string">
            <text:p>Jan</text:p>
          </table:table-cell>
          <table:table-cell table:style-name="ce63" office:value-type="string" calcext:value-type="string">
            <text:p>Feb</text:p>
          </table:table-cell>
          <table:table-cell table:style-name="ce63" office:value-type="string" calcext:value-type="string">
            <text:p>March</text:p>
          </table:table-cell>
          <table:table-cell table:style-name="ce63" office:value-type="string" calcext:value-type="string">
            <text:p>April</text:p>
          </table:table-cell>
          <table:table-cell table:style-name="ce63" office:value-type="string" calcext:value-type="string">
            <text:p>May</text:p>
          </table:table-cell>
          <table:table-cell table:style-name="ce63" office:value-type="string" calcext:value-type="string">
            <text:p>June</text:p>
          </table:table-cell>
          <table:table-cell table:style-name="ce63" office:value-type="string" calcext:value-type="string">
            <text:p>July</text:p>
          </table:table-cell>
          <table:table-cell table:style-name="ce63" office:value-type="string" calcext:value-type="string">
            <text:p>Aug</text:p>
          </table:table-cell>
          <table:table-cell table:style-name="ce63" office:value-type="string" calcext:value-type="string">
            <text:p>Sept</text:p>
          </table:table-cell>
          <table:table-cell table:style-name="ce63" office:value-type="string" calcext:value-type="string">
            <text:p>Oct</text:p>
          </table:table-cell>
          <table:table-cell table:style-name="ce63" office:value-type="string" calcext:value-type="string">
            <text:p>Nov</text:p>
          </table:table-cell>
          <table:table-cell table:style-name="ce63" office:value-type="string" calcext:value-type="string">
            <text:p>Dec</text:p>
          </table:table-cell>
          <table:table-cell table:style-name="ce65" office:value-type="string" calcext:value-type="string">
            <text:p>YEAR</text:p>
          </table:table-cell>
          <table:table-cell table:style-name="ce25" table:number-columns-repeated="46"/>
          <table:table-cell table:style-name="ce30" table:number-columns-repeated="16323"/>
        </table:table-row>
        <table:table-row table:style-name="ro2">
          <table:table-cell table:style-name="ce35" office:value-type="string" calcext:value-type="string" table:number-columns-spanned="1" table:number-rows-spanned="3">
            <text:p>INCOME</text:p>
          </table:table-cell>
          <table:table-cell table:style-name="ce50" office:value-type="string" calcext:value-type="string">
            <text:p>salary</text:p>
          </table:table-cell>
          <table:table-cell table:style-name="ce19" table:formula="of:=SUMIF([Jan.$B:.$B];[.B2];[Jan.$C:.$C])" office:value-type="currency" office:currency="PLN" office:value="0" calcext:value-type="currency">
            <text:p>0.00 zł</text:p>
          </table:table-cell>
          <table:table-cell table:style-name="ce19" table:formula="of:=SUMIF([Feb.$B:.$B];[.B2];[Feb.$C:.$C])" office:value-type="currency" office:currency="PLN" office:value="0" calcext:value-type="currency">
            <text:p>0.00 zł</text:p>
          </table:table-cell>
          <table:table-cell table:style-name="ce19" table:formula="of:=SUMIF([March.$B:.$B];[.B2];[March.$C:.$C])" office:value-type="currency" office:currency="PLN" office:value="0" calcext:value-type="currency">
            <text:p>0.00 zł</text:p>
          </table:table-cell>
          <table:table-cell table:style-name="ce19" table:formula="of:=SUMIF([April.$B:.$B];[.B2];[April.$C:.$C])" office:value-type="currency" office:currency="PLN" office:value="0" calcext:value-type="currency">
            <text:p>0.00 zł</text:p>
          </table:table-cell>
          <table:table-cell table:style-name="ce19" table:formula="of:=SUMIF([May.$B:.$B];[.B2];[May.$C:.$C])" office:value-type="currency" office:currency="PLN" office:value="0" calcext:value-type="currency">
            <text:p>0.00 zł</text:p>
          </table:table-cell>
          <table:table-cell table:style-name="ce19" table:formula="of:=SUMIF([June.$B:.$B];[.B2];[June.$C:.$C])" office:value-type="currency" office:currency="PLN" office:value="0" calcext:value-type="currency">
            <text:p>0.00 zł</text:p>
          </table:table-cell>
          <table:table-cell table:style-name="ce19" table:formula="of:=SUMIF([July.$B:.$B];[.B2];[July.$C:.$C])" office:value-type="currency" office:currency="PLN" office:value="0" calcext:value-type="currency">
            <text:p>0.00 zł</text:p>
          </table:table-cell>
          <table:table-cell table:style-name="ce19" table:formula="of:=SUMIF([Aug.$B:.$B];[.B2];[Aug.$C:.$C])" office:value-type="currency" office:currency="PLN" office:value="0" calcext:value-type="currency">
            <text:p>0.00 zł</text:p>
          </table:table-cell>
          <table:table-cell table:style-name="ce19" table:formula="of:=SUMIF([Sept.$B:.$B];[.B2];[Sept.$C:.$C])" office:value-type="currency" office:currency="PLN" office:value="0" calcext:value-type="currency">
            <text:p>0.00 zł</text:p>
          </table:table-cell>
          <table:table-cell table:style-name="ce19" table:formula="of:=SUMIF([Oct.$B:.$B];[.B2];[Oct.$C:.$C])" office:value-type="currency" office:currency="PLN" office:value="0" calcext:value-type="currency">
            <text:p>0.00 zł</text:p>
          </table:table-cell>
          <table:table-cell table:style-name="ce19" table:formula="of:=SUMIF([Nov.$B:.$B];[.B2];[Nov.$C:.$C])" office:value-type="currency" office:currency="PLN" office:value="0" calcext:value-type="currency">
            <text:p>0.00 zł</text:p>
          </table:table-cell>
          <table:table-cell table:style-name="ce19" table:formula="of:=SUMIF([Dec.$B:.$B];[.B2];[Dec.$C:.$C])" office:value-type="currency" office:currency="PLN" office:value="0" calcext:value-type="currency">
            <text:p>0.00 zł</text:p>
          </table:table-cell>
          <table:table-cell table:style-name="ce66" table:formula="of:=SUM([.C2:.N2])" office:value-type="currency" office:currency="PLN" office:value="0" calcext:value-type="currency">
            <text:p>0.00 zł</text:p>
          </table:table-cell>
          <table:table-cell table:style-name="ce26" table:number-columns-repeated="46"/>
          <table:table-cell table:number-columns-repeated="16323"/>
        </table:table-row>
        <table:table-row table:style-name="ro2">
          <table:covered-table-cell table:style-name="ce36"/>
          <table:table-cell table:style-name="ce50" office:value-type="string" calcext:value-type="string">
            <text:p>bonuses</text:p>
          </table:table-cell>
          <table:table-cell table:style-name="ce19" table:formula="of:=SUMIF([Jan.$B:.$B];[.B3];[Jan.$C:.$C])" office:value-type="currency" office:currency="PLN" office:value="0" calcext:value-type="currency">
            <text:p>0.00 zł</text:p>
          </table:table-cell>
          <table:table-cell table:style-name="ce19" table:formula="of:=SUMIF([Feb.$B:.$B];[.B3];[Feb.$C:.$C])" office:value-type="currency" office:currency="PLN" office:value="0" calcext:value-type="currency">
            <text:p>0.00 zł</text:p>
          </table:table-cell>
          <table:table-cell table:style-name="ce19" table:formula="of:=SUMIF([March.$B:.$B];[.B3];[March.$C:.$C])" office:value-type="currency" office:currency="PLN" office:value="0" calcext:value-type="currency">
            <text:p>0.00 zł</text:p>
          </table:table-cell>
          <table:table-cell table:style-name="ce19" table:formula="of:=SUMIF([April.$B:.$B];[.B3];[April.$C:.$C])" office:value-type="currency" office:currency="PLN" office:value="0" calcext:value-type="currency">
            <text:p>0.00 zł</text:p>
          </table:table-cell>
          <table:table-cell table:style-name="ce19" table:formula="of:=SUMIF([May.$B:.$B];[.B3];[May.$C:.$C])" office:value-type="currency" office:currency="PLN" office:value="0" calcext:value-type="currency">
            <text:p>0.00 zł</text:p>
          </table:table-cell>
          <table:table-cell table:style-name="ce19" table:formula="of:=SUMIF([June.$B:.$B];[.B3];[June.$C:.$C])" office:value-type="currency" office:currency="PLN" office:value="0" calcext:value-type="currency">
            <text:p>0.00 zł</text:p>
          </table:table-cell>
          <table:table-cell table:style-name="ce19" table:formula="of:=SUMIF([July.$B:.$B];[.B3];[July.$C:.$C])" office:value-type="currency" office:currency="PLN" office:value="0" calcext:value-type="currency">
            <text:p>0.00 zł</text:p>
          </table:table-cell>
          <table:table-cell table:style-name="ce19" table:formula="of:=SUMIF([Aug.$B:.$B];[.B3];[Aug.$C:.$C])" office:value-type="currency" office:currency="PLN" office:value="0" calcext:value-type="currency">
            <text:p>0.00 zł</text:p>
          </table:table-cell>
          <table:table-cell table:style-name="ce19" table:formula="of:=SUMIF([Sept.$B:.$B];[.B3];[Sept.$C:.$C])" office:value-type="currency" office:currency="PLN" office:value="0" calcext:value-type="currency">
            <text:p>0.00 zł</text:p>
          </table:table-cell>
          <table:table-cell table:style-name="ce19" table:formula="of:=SUMIF([Oct.$B:.$B];[.B3];[Oct.$C:.$C])" office:value-type="currency" office:currency="PLN" office:value="0" calcext:value-type="currency">
            <text:p>0.00 zł</text:p>
          </table:table-cell>
          <table:table-cell table:style-name="ce19" table:formula="of:=SUMIF([Nov.$B:.$B];[.B3];[Nov.$C:.$C])" office:value-type="currency" office:currency="PLN" office:value="0" calcext:value-type="currency">
            <text:p>0.00 zł</text:p>
          </table:table-cell>
          <table:table-cell table:style-name="ce19" table:formula="of:=SUMIF([Dec.$B:.$B];[.B3];[Dec.$C:.$C])" office:value-type="currency" office:currency="PLN" office:value="0" calcext:value-type="currency">
            <text:p>0.00 zł</text:p>
          </table:table-cell>
          <table:table-cell table:style-name="ce66" table:formula="of:=SUM([.C3:.N3])" office:value-type="currency" office:currency="PLN" office:value="0" calcext:value-type="currency">
            <text:p>0.00 zł</text:p>
          </table:table-cell>
          <table:table-cell table:style-name="ce26" table:number-columns-repeated="46"/>
          <table:table-cell table:number-columns-repeated="16323"/>
        </table:table-row>
        <table:table-row table:style-name="ro2">
          <table:covered-table-cell table:style-name="ce36"/>
          <table:table-cell table:style-name="ce51" office:value-type="string" calcext:value-type="string">
            <text:p>other</text:p>
          </table:table-cell>
          <table:table-cell table:style-name="ce58" table:formula="of:=SUMIF([Jan.$B:.$B];[.B4];[Jan.$C:.$C])" office:value-type="currency" office:currency="PLN" office:value="0" calcext:value-type="currency">
            <text:p>0.00 zł</text:p>
          </table:table-cell>
          <table:table-cell table:style-name="ce58" table:formula="of:=SUMIF([Feb.$B:.$B];[.B4];[Feb.$C:.$C])" office:value-type="currency" office:currency="PLN" office:value="0" calcext:value-type="currency">
            <text:p>0.00 zł</text:p>
          </table:table-cell>
          <table:table-cell table:style-name="ce58" table:formula="of:=SUMIF([March.$B:.$B];[.B4];[March.$C:.$C])" office:value-type="currency" office:currency="PLN" office:value="0" calcext:value-type="currency">
            <text:p>0.00 zł</text:p>
          </table:table-cell>
          <table:table-cell table:style-name="ce58" table:formula="of:=SUMIF([April.$B:.$B];[.B4];[April.$C:.$C])" office:value-type="currency" office:currency="PLN" office:value="0" calcext:value-type="currency">
            <text:p>0.00 zł</text:p>
          </table:table-cell>
          <table:table-cell table:style-name="ce58" table:formula="of:=SUMIF([May.$B:.$B];[.B4];[May.$C:.$C])" office:value-type="currency" office:currency="PLN" office:value="0" calcext:value-type="currency">
            <text:p>0.00 zł</text:p>
          </table:table-cell>
          <table:table-cell table:style-name="ce58" table:formula="of:=SUMIF([June.$B:.$B];[.B4];[June.$C:.$C])" office:value-type="currency" office:currency="PLN" office:value="0" calcext:value-type="currency">
            <text:p>0.00 zł</text:p>
          </table:table-cell>
          <table:table-cell table:style-name="ce58" table:formula="of:=SUMIF([July.$B:.$B];[.B4];[July.$C:.$C])" office:value-type="currency" office:currency="PLN" office:value="0" calcext:value-type="currency">
            <text:p>0.00 zł</text:p>
          </table:table-cell>
          <table:table-cell table:style-name="ce58" table:formula="of:=SUMIF([Aug.$B:.$B];[.B4];[Aug.$C:.$C])" office:value-type="currency" office:currency="PLN" office:value="0" calcext:value-type="currency">
            <text:p>0.00 zł</text:p>
          </table:table-cell>
          <table:table-cell table:style-name="ce58" table:formula="of:=SUMIF([Sept.$B:.$B];[.B4];[Sept.$C:.$C])" office:value-type="currency" office:currency="PLN" office:value="0" calcext:value-type="currency">
            <text:p>0.00 zł</text:p>
          </table:table-cell>
          <table:table-cell table:style-name="ce58" table:formula="of:=SUMIF([Oct.$B:.$B];[.B4];[Oct.$C:.$C])" office:value-type="currency" office:currency="PLN" office:value="0" calcext:value-type="currency">
            <text:p>0.00 zł</text:p>
          </table:table-cell>
          <table:table-cell table:style-name="ce58" table:formula="of:=SUMIF([Nov.$B:.$B];[.B4];[Nov.$C:.$C])" office:value-type="currency" office:currency="PLN" office:value="0" calcext:value-type="currency">
            <text:p>0.00 zł</text:p>
          </table:table-cell>
          <table:table-cell table:style-name="ce58" table:formula="of:=SUMIF([Dec.$B:.$B];[.B4];[Dec.$C:.$C])" office:value-type="currency" office:currency="PLN" office:value="0" calcext:value-type="currency">
            <text:p>0.00 zł</text:p>
          </table:table-cell>
          <table:table-cell table:style-name="ce67" table:formula="of:=SUM([.C4:.N4])" office:value-type="currency" office:currency="PLN" office:value="0" calcext:value-type="currency">
            <text:p>0.00 zł</text:p>
          </table:table-cell>
          <table:table-cell table:style-name="ce26" table:number-columns-repeated="46"/>
          <table:table-cell table:number-columns-repeated="16323"/>
        </table:table-row>
        <table:table-row table:style-name="ro2">
          <table:table-cell table:style-name="ce37" office:value-type="string" calcext:value-type="string" table:number-columns-spanned="1" table:number-rows-spanned="7">
            <text:p>EXPENSES</text:p>
          </table:table-cell>
          <table:table-cell table:style-name="ce50" office:value-type="string" calcext:value-type="string">
            <text:p>bills</text:p>
          </table:table-cell>
          <table:table-cell table:style-name="ce19" table:formula="of:=SUMIF([Jan.$B:.$B];[.B5];[Jan.$C:.$C])" office:value-type="currency" office:currency="PLN" office:value="0" calcext:value-type="currency">
            <text:p>0.00 zł</text:p>
          </table:table-cell>
          <table:table-cell table:style-name="ce19" table:formula="of:=SUMIF([Feb.$B:.$B];[.B5];[Feb.$C:.$C])" office:value-type="currency" office:currency="PLN" office:value="0" calcext:value-type="currency">
            <text:p>0.00 zł</text:p>
          </table:table-cell>
          <table:table-cell table:style-name="ce19" table:formula="of:=SUMIF([March.$B:.$B];[.B5];[March.$C:.$C])" office:value-type="currency" office:currency="PLN" office:value="0" calcext:value-type="currency">
            <text:p>0.00 zł</text:p>
          </table:table-cell>
          <table:table-cell table:style-name="ce19" table:formula="of:=SUMIF([April.$B:.$B];[.B5];[April.$C:.$C])" office:value-type="currency" office:currency="PLN" office:value="0" calcext:value-type="currency">
            <text:p>0.00 zł</text:p>
          </table:table-cell>
          <table:table-cell table:style-name="ce19" table:formula="of:=SUMIF([May.$B:.$B];[.B5];[May.$C:.$C])" office:value-type="currency" office:currency="PLN" office:value="0" calcext:value-type="currency">
            <text:p>0.00 zł</text:p>
          </table:table-cell>
          <table:table-cell table:style-name="ce19" table:formula="of:=SUMIF([June.$B:.$B];[.B5];[June.$C:.$C])" office:value-type="currency" office:currency="PLN" office:value="0" calcext:value-type="currency">
            <text:p>0.00 zł</text:p>
          </table:table-cell>
          <table:table-cell table:style-name="ce19" table:formula="of:=SUMIF([July.$B:.$B];[.B5];[July.$C:.$C])" office:value-type="currency" office:currency="PLN" office:value="0" calcext:value-type="currency">
            <text:p>0.00 zł</text:p>
          </table:table-cell>
          <table:table-cell table:style-name="ce19" table:formula="of:=SUMIF([Aug.$B:.$B];[.B5];[Aug.$C:.$C])" office:value-type="currency" office:currency="PLN" office:value="0" calcext:value-type="currency">
            <text:p>0.00 zł</text:p>
          </table:table-cell>
          <table:table-cell table:style-name="ce19" table:formula="of:=SUMIF([Sept.$B:.$B];[.B5];[Sept.$C:.$C])" office:value-type="currency" office:currency="PLN" office:value="0" calcext:value-type="currency">
            <text:p>0.00 zł</text:p>
          </table:table-cell>
          <table:table-cell table:style-name="ce19" table:formula="of:=SUMIF([Oct.$B:.$B];[.B5];[Oct.$C:.$C])" office:value-type="currency" office:currency="PLN" office:value="0" calcext:value-type="currency">
            <text:p>0.00 zł</text:p>
          </table:table-cell>
          <table:table-cell table:style-name="ce19" table:formula="of:=SUMIF([Nov.$B:.$B];[.B5];[Nov.$C:.$C])" office:value-type="currency" office:currency="PLN" office:value="0" calcext:value-type="currency">
            <text:p>0.00 zł</text:p>
          </table:table-cell>
          <table:table-cell table:style-name="ce19" table:formula="of:=SUMIF([Dec.$B:.$B];[.B5];[Dec.$C:.$C])" office:value-type="currency" office:currency="PLN" office:value="0" calcext:value-type="currency">
            <text:p>0.00 zł</text:p>
          </table:table-cell>
          <table:table-cell table:style-name="ce66" table:formula="of:=SUM([.C5:.N5])" office:value-type="currency" office:currency="PLN" office:value="0" calcext:value-type="currency">
            <text:p>0.00 zł</text:p>
          </table:table-cell>
          <table:table-cell table:style-name="ce27" table:number-columns-repeated="46"/>
          <table:table-cell table:number-columns-repeated="16323"/>
        </table:table-row>
        <table:table-row table:style-name="ro2">
          <table:covered-table-cell table:style-name="ce36"/>
          <table:table-cell table:style-name="ce50" office:value-type="string" calcext:value-type="string">
            <text:p>gaming</text:p>
          </table:table-cell>
          <table:table-cell table:style-name="ce19" table:formula="of:=SUMIF([Jan.$B:.$B];[.B6];[Jan.$C:.$C])" office:value-type="currency" office:currency="PLN" office:value="0" calcext:value-type="currency">
            <text:p>0.00 zł</text:p>
          </table:table-cell>
          <table:table-cell table:style-name="ce19" table:formula="of:=SUMIF([Feb.$B:.$B];[.B6];[Feb.$C:.$C])" office:value-type="currency" office:currency="PLN" office:value="0" calcext:value-type="currency">
            <text:p>0.00 zł</text:p>
          </table:table-cell>
          <table:table-cell table:style-name="ce19" table:formula="of:=SUMIF([March.$B:.$B];[.B6];[March.$C:.$C])" office:value-type="currency" office:currency="PLN" office:value="0" calcext:value-type="currency">
            <text:p>0.00 zł</text:p>
          </table:table-cell>
          <table:table-cell table:style-name="ce19" table:formula="of:=SUMIF([April.$B:.$B];[.B6];[April.$C:.$C])" office:value-type="currency" office:currency="PLN" office:value="0" calcext:value-type="currency">
            <text:p>0.00 zł</text:p>
          </table:table-cell>
          <table:table-cell table:style-name="ce19" table:formula="of:=SUMIF([May.$B:.$B];[.B6];[May.$C:.$C])" office:value-type="currency" office:currency="PLN" office:value="0" calcext:value-type="currency">
            <text:p>0.00 zł</text:p>
          </table:table-cell>
          <table:table-cell table:style-name="ce19" table:formula="of:=SUMIF([June.$B:.$B];[.B6];[June.$C:.$C])" office:value-type="currency" office:currency="PLN" office:value="0" calcext:value-type="currency">
            <text:p>0.00 zł</text:p>
          </table:table-cell>
          <table:table-cell table:style-name="ce19" table:formula="of:=SUMIF([July.$B:.$B];[.B6];[July.$C:.$C])" office:value-type="currency" office:currency="PLN" office:value="0" calcext:value-type="currency">
            <text:p>0.00 zł</text:p>
          </table:table-cell>
          <table:table-cell table:style-name="ce19" table:formula="of:=SUMIF([Aug.$B:.$B];[.B6];[Aug.$C:.$C])" office:value-type="currency" office:currency="PLN" office:value="0" calcext:value-type="currency">
            <text:p>0.00 zł</text:p>
          </table:table-cell>
          <table:table-cell table:style-name="ce19" table:formula="of:=SUMIF([Sept.$B:.$B];[.B6];[Sept.$C:.$C])" office:value-type="currency" office:currency="PLN" office:value="0" calcext:value-type="currency">
            <text:p>0.00 zł</text:p>
          </table:table-cell>
          <table:table-cell table:style-name="ce19" table:formula="of:=SUMIF([Oct.$B:.$B];[.B6];[Oct.$C:.$C])" office:value-type="currency" office:currency="PLN" office:value="0" calcext:value-type="currency">
            <text:p>0.00 zł</text:p>
          </table:table-cell>
          <table:table-cell table:style-name="ce19" table:formula="of:=SUMIF([Nov.$B:.$B];[.B6];[Nov.$C:.$C])" office:value-type="currency" office:currency="PLN" office:value="0" calcext:value-type="currency">
            <text:p>0.00 zł</text:p>
          </table:table-cell>
          <table:table-cell table:style-name="ce19" table:formula="of:=SUMIF([Dec.$B:.$B];[.B6];[Dec.$C:.$C])" office:value-type="currency" office:currency="PLN" office:value="0" calcext:value-type="currency">
            <text:p>0.00 zł</text:p>
          </table:table-cell>
          <table:table-cell table:style-name="ce66" table:formula="of:=SUM([.C6:.N6])" office:value-type="currency" office:currency="PLN" office:value="0" calcext:value-type="currency">
            <text:p>0.00 zł</text:p>
          </table:table-cell>
          <table:table-cell table:style-name="ce27" table:number-columns-repeated="46"/>
          <table:table-cell table:number-columns-repeated="16323"/>
        </table:table-row>
        <table:table-row table:style-name="ro2">
          <table:covered-table-cell table:style-name="ce36"/>
          <table:table-cell table:style-name="ce50" office:value-type="string" calcext:value-type="string">
            <text:p>groceries</text:p>
          </table:table-cell>
          <table:table-cell table:style-name="ce19" table:formula="of:=SUMIF([Jan.$B:.$B];[.B7];[Jan.$C:.$C])" office:value-type="currency" office:currency="PLN" office:value="0" calcext:value-type="currency">
            <text:p>0.00 zł</text:p>
          </table:table-cell>
          <table:table-cell table:style-name="ce19" table:formula="of:=SUMIF([Feb.$B:.$B];[.B7];[Feb.$C:.$C])" office:value-type="currency" office:currency="PLN" office:value="0" calcext:value-type="currency">
            <text:p>0.00 zł</text:p>
          </table:table-cell>
          <table:table-cell table:style-name="ce19" table:formula="of:=SUMIF([March.$B:.$B];[.B7];[March.$C:.$C])" office:value-type="currency" office:currency="PLN" office:value="0" calcext:value-type="currency">
            <text:p>0.00 zł</text:p>
          </table:table-cell>
          <table:table-cell table:style-name="ce19" table:formula="of:=SUMIF([April.$B:.$B];[.B7];[April.$C:.$C])" office:value-type="currency" office:currency="PLN" office:value="0" calcext:value-type="currency">
            <text:p>0.00 zł</text:p>
          </table:table-cell>
          <table:table-cell table:style-name="ce19" table:formula="of:=SUMIF([May.$B:.$B];[.B7];[May.$C:.$C])" office:value-type="currency" office:currency="PLN" office:value="0" calcext:value-type="currency">
            <text:p>0.00 zł</text:p>
          </table:table-cell>
          <table:table-cell table:style-name="ce19" table:formula="of:=SUMIF([June.$B:.$B];[.B7];[June.$C:.$C])" office:value-type="currency" office:currency="PLN" office:value="0" calcext:value-type="currency">
            <text:p>0.00 zł</text:p>
          </table:table-cell>
          <table:table-cell table:style-name="ce19" table:formula="of:=SUMIF([July.$B:.$B];[.B7];[July.$C:.$C])" office:value-type="currency" office:currency="PLN" office:value="0" calcext:value-type="currency">
            <text:p>0.00 zł</text:p>
          </table:table-cell>
          <table:table-cell table:style-name="ce19" table:formula="of:=SUMIF([Aug.$B:.$B];[.B7];[Aug.$C:.$C])" office:value-type="currency" office:currency="PLN" office:value="0" calcext:value-type="currency">
            <text:p>0.00 zł</text:p>
          </table:table-cell>
          <table:table-cell table:style-name="ce19" table:formula="of:=SUMIF([Sept.$B:.$B];[.B7];[Sept.$C:.$C])" office:value-type="currency" office:currency="PLN" office:value="0" calcext:value-type="currency">
            <text:p>0.00 zł</text:p>
          </table:table-cell>
          <table:table-cell table:style-name="ce19" table:formula="of:=SUMIF([Oct.$B:.$B];[.B7];[Oct.$C:.$C])" office:value-type="currency" office:currency="PLN" office:value="0" calcext:value-type="currency">
            <text:p>0.00 zł</text:p>
          </table:table-cell>
          <table:table-cell table:style-name="ce19" table:formula="of:=SUMIF([Nov.$B:.$B];[.B7];[Nov.$C:.$C])" office:value-type="currency" office:currency="PLN" office:value="0" calcext:value-type="currency">
            <text:p>0.00 zł</text:p>
          </table:table-cell>
          <table:table-cell table:style-name="ce19" table:formula="of:=SUMIF([Dec.$B:.$B];[.B7];[Dec.$C:.$C])" office:value-type="currency" office:currency="PLN" office:value="0" calcext:value-type="currency">
            <text:p>0.00 zł</text:p>
          </table:table-cell>
          <table:table-cell table:style-name="ce66" table:formula="of:=SUM([.C7:.N7])" office:value-type="currency" office:currency="PLN" office:value="0" calcext:value-type="currency">
            <text:p>0.00 zł</text:p>
          </table:table-cell>
          <table:table-cell table:style-name="ce27" table:number-columns-repeated="46"/>
          <table:table-cell table:number-columns-repeated="16323"/>
        </table:table-row>
        <table:table-row table:style-name="ro2">
          <table:covered-table-cell table:style-name="ce36"/>
          <table:table-cell table:style-name="ce50" office:value-type="string" calcext:value-type="string">
            <text:p>health</text:p>
          </table:table-cell>
          <table:table-cell table:style-name="ce19" table:formula="of:=SUMIF([Jan.$B:.$B];[.B8];[Jan.$C:.$C])" office:value-type="currency" office:currency="PLN" office:value="0" calcext:value-type="currency">
            <text:p>0.00 zł</text:p>
          </table:table-cell>
          <table:table-cell table:style-name="ce19" table:formula="of:=SUMIF([Feb.$B:.$B];[.B8];[Feb.$C:.$C])" office:value-type="currency" office:currency="PLN" office:value="0" calcext:value-type="currency">
            <text:p>0.00 zł</text:p>
          </table:table-cell>
          <table:table-cell table:style-name="ce19" table:formula="of:=SUMIF([March.$B:.$B];[.B8];[March.$C:.$C])" office:value-type="currency" office:currency="PLN" office:value="0" calcext:value-type="currency">
            <text:p>0.00 zł</text:p>
          </table:table-cell>
          <table:table-cell table:style-name="ce19" table:formula="of:=SUMIF([April.$B:.$B];[.B8];[April.$C:.$C])" office:value-type="currency" office:currency="PLN" office:value="0" calcext:value-type="currency">
            <text:p>0.00 zł</text:p>
          </table:table-cell>
          <table:table-cell table:style-name="ce19" table:formula="of:=SUMIF([May.$B:.$B];[.B8];[May.$C:.$C])" office:value-type="currency" office:currency="PLN" office:value="0" calcext:value-type="currency">
            <text:p>0.00 zł</text:p>
          </table:table-cell>
          <table:table-cell table:style-name="ce19" table:formula="of:=SUMIF([June.$B:.$B];[.B8];[June.$C:.$C])" office:value-type="currency" office:currency="PLN" office:value="0" calcext:value-type="currency">
            <text:p>0.00 zł</text:p>
          </table:table-cell>
          <table:table-cell table:style-name="ce19" table:formula="of:=SUMIF([July.$B:.$B];[.B8];[July.$C:.$C])" office:value-type="currency" office:currency="PLN" office:value="0" calcext:value-type="currency">
            <text:p>0.00 zł</text:p>
          </table:table-cell>
          <table:table-cell table:style-name="ce19" table:formula="of:=SUMIF([Aug.$B:.$B];[.B8];[Aug.$C:.$C])" office:value-type="currency" office:currency="PLN" office:value="0" calcext:value-type="currency">
            <text:p>0.00 zł</text:p>
          </table:table-cell>
          <table:table-cell table:style-name="ce19" table:formula="of:=SUMIF([Sept.$B:.$B];[.B8];[Sept.$C:.$C])" office:value-type="currency" office:currency="PLN" office:value="0" calcext:value-type="currency">
            <text:p>0.00 zł</text:p>
          </table:table-cell>
          <table:table-cell table:style-name="ce19" table:formula="of:=SUMIF([Oct.$B:.$B];[.B8];[Oct.$C:.$C])" office:value-type="currency" office:currency="PLN" office:value="0" calcext:value-type="currency">
            <text:p>0.00 zł</text:p>
          </table:table-cell>
          <table:table-cell table:style-name="ce19" table:formula="of:=SUMIF([Nov.$B:.$B];[.B8];[Nov.$C:.$C])" office:value-type="currency" office:currency="PLN" office:value="0" calcext:value-type="currency">
            <text:p>0.00 zł</text:p>
          </table:table-cell>
          <table:table-cell table:style-name="ce19" table:formula="of:=SUMIF([Dec.$B:.$B];[.B8];[Dec.$C:.$C])" office:value-type="currency" office:currency="PLN" office:value="0" calcext:value-type="currency">
            <text:p>0.00 zł</text:p>
          </table:table-cell>
          <table:table-cell table:style-name="ce66" table:formula="of:=SUM([.C8:.N8])" office:value-type="currency" office:currency="PLN" office:value="0" calcext:value-type="currency">
            <text:p>0.00 zł</text:p>
          </table:table-cell>
          <table:table-cell table:style-name="ce27" table:number-columns-repeated="46"/>
          <table:table-cell table:number-columns-repeated="16323"/>
        </table:table-row>
        <table:table-row table:style-name="ro2">
          <table:covered-table-cell table:style-name="ce36"/>
          <table:table-cell table:style-name="ce50" office:value-type="string" calcext:value-type="string">
            <text:p>rent</text:p>
          </table:table-cell>
          <table:table-cell table:style-name="ce19" table:formula="of:=SUMIF([Jan.$B:.$B];[.B9];[Jan.$C:.$C])" office:value-type="currency" office:currency="PLN" office:value="0" calcext:value-type="currency">
            <text:p>0.00 zł</text:p>
          </table:table-cell>
          <table:table-cell table:style-name="ce19" table:formula="of:=SUMIF([Feb.$B:.$B];[.B9];[Feb.$C:.$C])" office:value-type="currency" office:currency="PLN" office:value="0" calcext:value-type="currency">
            <text:p>0.00 zł</text:p>
          </table:table-cell>
          <table:table-cell table:style-name="ce19" table:formula="of:=SUMIF([March.$B:.$B];[.B9];[March.$C:.$C])" office:value-type="currency" office:currency="PLN" office:value="0" calcext:value-type="currency">
            <text:p>0.00 zł</text:p>
          </table:table-cell>
          <table:table-cell table:style-name="ce19" table:formula="of:=SUMIF([April.$B:.$B];[.B9];[April.$C:.$C])" office:value-type="currency" office:currency="PLN" office:value="0" calcext:value-type="currency">
            <text:p>0.00 zł</text:p>
          </table:table-cell>
          <table:table-cell table:style-name="ce19" table:formula="of:=SUMIF([May.$B:.$B];[.B9];[May.$C:.$C])" office:value-type="currency" office:currency="PLN" office:value="0" calcext:value-type="currency">
            <text:p>0.00 zł</text:p>
          </table:table-cell>
          <table:table-cell table:style-name="ce19" table:formula="of:=SUMIF([June.$B:.$B];[.B9];[June.$C:.$C])" office:value-type="currency" office:currency="PLN" office:value="0" calcext:value-type="currency">
            <text:p>0.00 zł</text:p>
          </table:table-cell>
          <table:table-cell table:style-name="ce19" table:formula="of:=SUMIF([July.$B:.$B];[.B9];[July.$C:.$C])" office:value-type="currency" office:currency="PLN" office:value="0" calcext:value-type="currency">
            <text:p>0.00 zł</text:p>
          </table:table-cell>
          <table:table-cell table:style-name="ce19" table:formula="of:=SUMIF([Aug.$B:.$B];[.B9];[Aug.$C:.$C])" office:value-type="currency" office:currency="PLN" office:value="0" calcext:value-type="currency">
            <text:p>0.00 zł</text:p>
          </table:table-cell>
          <table:table-cell table:style-name="ce19" table:formula="of:=SUMIF([Sept.$B:.$B];[.B9];[Sept.$C:.$C])" office:value-type="currency" office:currency="PLN" office:value="0" calcext:value-type="currency">
            <text:p>0.00 zł</text:p>
          </table:table-cell>
          <table:table-cell table:style-name="ce19" table:formula="of:=SUMIF([Oct.$B:.$B];[.B9];[Oct.$C:.$C])" office:value-type="currency" office:currency="PLN" office:value="0" calcext:value-type="currency">
            <text:p>0.00 zł</text:p>
          </table:table-cell>
          <table:table-cell table:style-name="ce19" table:formula="of:=SUMIF([Nov.$B:.$B];[.B9];[Nov.$C:.$C])" office:value-type="currency" office:currency="PLN" office:value="0" calcext:value-type="currency">
            <text:p>0.00 zł</text:p>
          </table:table-cell>
          <table:table-cell table:style-name="ce19" table:formula="of:=SUMIF([Dec.$B:.$B];[.B9];[Dec.$C:.$C])" office:value-type="currency" office:currency="PLN" office:value="0" calcext:value-type="currency">
            <text:p>0.00 zł</text:p>
          </table:table-cell>
          <table:table-cell table:style-name="ce66" table:formula="of:=SUM([.C9:.N9])" office:value-type="currency" office:currency="PLN" office:value="0" calcext:value-type="currency">
            <text:p>0.00 zł</text:p>
          </table:table-cell>
          <table:table-cell table:style-name="ce27" table:number-columns-repeated="46"/>
          <table:table-cell table:number-columns-repeated="16323"/>
        </table:table-row>
        <table:table-row table:style-name="ro2">
          <table:covered-table-cell table:style-name="ce36"/>
          <table:table-cell table:style-name="ce50" office:value-type="string" calcext:value-type="string">
            <text:p>snacks</text:p>
          </table:table-cell>
          <table:table-cell table:style-name="ce19" table:formula="of:=SUMIF([Jan.$B:.$B];[.B10];[Jan.$C:.$C])" office:value-type="currency" office:currency="PLN" office:value="0" calcext:value-type="currency">
            <text:p>0.00 zł</text:p>
          </table:table-cell>
          <table:table-cell table:style-name="ce19" table:formula="of:=SUMIF([Feb.$B:.$B];[.B10];[Feb.$C:.$C])" office:value-type="currency" office:currency="PLN" office:value="0" calcext:value-type="currency">
            <text:p>0.00 zł</text:p>
          </table:table-cell>
          <table:table-cell table:style-name="ce19" table:formula="of:=SUMIF([March.$B:.$B];[.B10];[March.$C:.$C])" office:value-type="currency" office:currency="PLN" office:value="0" calcext:value-type="currency">
            <text:p>0.00 zł</text:p>
          </table:table-cell>
          <table:table-cell table:style-name="ce19" table:formula="of:=SUMIF([April.$B:.$B];[.B10];[April.$C:.$C])" office:value-type="currency" office:currency="PLN" office:value="0" calcext:value-type="currency">
            <text:p>0.00 zł</text:p>
          </table:table-cell>
          <table:table-cell table:style-name="ce19" table:formula="of:=SUMIF([May.$B:.$B];[.B10];[May.$C:.$C])" office:value-type="currency" office:currency="PLN" office:value="0" calcext:value-type="currency">
            <text:p>0.00 zł</text:p>
          </table:table-cell>
          <table:table-cell table:style-name="ce19" table:formula="of:=SUMIF([June.$B:.$B];[.B10];[June.$C:.$C])" office:value-type="currency" office:currency="PLN" office:value="0" calcext:value-type="currency">
            <text:p>0.00 zł</text:p>
          </table:table-cell>
          <table:table-cell table:style-name="ce19" table:formula="of:=SUMIF([July.$B:.$B];[.B10];[July.$C:.$C])" office:value-type="currency" office:currency="PLN" office:value="0" calcext:value-type="currency">
            <text:p>0.00 zł</text:p>
          </table:table-cell>
          <table:table-cell table:style-name="ce19" table:formula="of:=SUMIF([Aug.$B:.$B];[.B10];[Aug.$C:.$C])" office:value-type="currency" office:currency="PLN" office:value="0" calcext:value-type="currency">
            <text:p>0.00 zł</text:p>
          </table:table-cell>
          <table:table-cell table:style-name="ce19" table:formula="of:=SUMIF([Sept.$B:.$B];[.B10];[Sept.$C:.$C])" office:value-type="currency" office:currency="PLN" office:value="0" calcext:value-type="currency">
            <text:p>0.00 zł</text:p>
          </table:table-cell>
          <table:table-cell table:style-name="ce19" table:formula="of:=SUMIF([Oct.$B:.$B];[.B10];[Oct.$C:.$C])" office:value-type="currency" office:currency="PLN" office:value="0" calcext:value-type="currency">
            <text:p>0.00 zł</text:p>
          </table:table-cell>
          <table:table-cell table:style-name="ce19" table:formula="of:=SUMIF([Nov.$B:.$B];[.B10];[Nov.$C:.$C])" office:value-type="currency" office:currency="PLN" office:value="0" calcext:value-type="currency">
            <text:p>0.00 zł</text:p>
          </table:table-cell>
          <table:table-cell table:style-name="ce19" table:formula="of:=SUMIF([Dec.$B:.$B];[.B10];[Dec.$C:.$C])" office:value-type="currency" office:currency="PLN" office:value="0" calcext:value-type="currency">
            <text:p>0.00 zł</text:p>
          </table:table-cell>
          <table:table-cell table:style-name="ce66" table:formula="of:=SUM([.C10:.N10])" office:value-type="currency" office:currency="PLN" office:value="0" calcext:value-type="currency">
            <text:p>0.00 zł</text:p>
          </table:table-cell>
          <table:table-cell table:style-name="ce27" table:number-columns-repeated="46"/>
          <table:table-cell table:number-columns-repeated="16323"/>
        </table:table-row>
        <table:table-row table:style-name="ro2">
          <table:covered-table-cell table:style-name="ce36"/>
          <table:table-cell table:style-name="ce51" office:value-type="string" calcext:value-type="string">
            <text:p>misc.</text:p>
          </table:table-cell>
          <table:table-cell table:style-name="ce58" table:formula="of:=SUMIF([Jan.$B:.$B];[.B11];[Jan.$C:.$C])" office:value-type="currency" office:currency="PLN" office:value="0" calcext:value-type="currency">
            <text:p>0.00 zł</text:p>
          </table:table-cell>
          <table:table-cell table:style-name="ce58" table:formula="of:=SUMIF([Feb.$B:.$B];[.B11];[Feb.$C:.$C])" office:value-type="currency" office:currency="PLN" office:value="0" calcext:value-type="currency">
            <text:p>0.00 zł</text:p>
          </table:table-cell>
          <table:table-cell table:style-name="ce58" table:formula="of:=SUMIF([March.$B:.$B];[.B11];[March.$C:.$C])" office:value-type="currency" office:currency="PLN" office:value="0" calcext:value-type="currency">
            <text:p>0.00 zł</text:p>
          </table:table-cell>
          <table:table-cell table:style-name="ce58" table:formula="of:=SUMIF([April.$B:.$B];[.B11];[April.$C:.$C])" office:value-type="currency" office:currency="PLN" office:value="0" calcext:value-type="currency">
            <text:p>0.00 zł</text:p>
          </table:table-cell>
          <table:table-cell table:style-name="ce58" table:formula="of:=SUMIF([May.$B:.$B];[.B11];[May.$C:.$C])" office:value-type="currency" office:currency="PLN" office:value="0" calcext:value-type="currency">
            <text:p>0.00 zł</text:p>
          </table:table-cell>
          <table:table-cell table:style-name="ce58" table:formula="of:=SUMIF([June.$B:.$B];[.B11];[June.$C:.$C])" office:value-type="currency" office:currency="PLN" office:value="0" calcext:value-type="currency">
            <text:p>0.00 zł</text:p>
          </table:table-cell>
          <table:table-cell table:style-name="ce58" table:formula="of:=SUMIF([July.$B:.$B];[.B11];[July.$C:.$C])" office:value-type="currency" office:currency="PLN" office:value="0" calcext:value-type="currency">
            <text:p>0.00 zł</text:p>
          </table:table-cell>
          <table:table-cell table:style-name="ce58" table:formula="of:=SUMIF([Aug.$B:.$B];[.B11];[Aug.$C:.$C])" office:value-type="currency" office:currency="PLN" office:value="0" calcext:value-type="currency">
            <text:p>0.00 zł</text:p>
          </table:table-cell>
          <table:table-cell table:style-name="ce58" table:formula="of:=SUMIF([Sept.$B:.$B];[.B11];[Sept.$C:.$C])" office:value-type="currency" office:currency="PLN" office:value="0" calcext:value-type="currency">
            <text:p>0.00 zł</text:p>
          </table:table-cell>
          <table:table-cell table:style-name="ce58" table:formula="of:=SUMIF([Oct.$B:.$B];[.B11];[Oct.$C:.$C])" office:value-type="currency" office:currency="PLN" office:value="0" calcext:value-type="currency">
            <text:p>0.00 zł</text:p>
          </table:table-cell>
          <table:table-cell table:style-name="ce58" table:formula="of:=SUMIF([Nov.$B:.$B];[.B11];[Nov.$C:.$C])" office:value-type="currency" office:currency="PLN" office:value="0" calcext:value-type="currency">
            <text:p>0.00 zł</text:p>
          </table:table-cell>
          <table:table-cell table:style-name="ce58" table:formula="of:=SUMIF([Dec.$B:.$B];[.B11];[Dec.$C:.$C])" office:value-type="currency" office:currency="PLN" office:value="0" calcext:value-type="currency">
            <text:p>0.00 zł</text:p>
          </table:table-cell>
          <table:table-cell table:style-name="ce67" table:formula="of:=SUM([.C11:.N11])" office:value-type="currency" office:currency="PLN" office:value="0" calcext:value-type="currency">
            <text:p>0.00 zł</text:p>
          </table:table-cell>
          <table:table-cell table:style-name="ce27" table:number-columns-repeated="46"/>
          <table:table-cell table:number-columns-repeated="16323"/>
        </table:table-row>
        <table:table-row table:style-name="ro3" table:number-rows-repeated="2">
          <table:table-cell table:style-name="ce5" table:number-columns-repeated="61"/>
          <table:table-cell table:number-columns-repeated="16323"/>
        </table:table-row>
        <table:table-row table:style-name="ro2">
          <table:table-cell table:style-name="ce39" office:value-type="string" calcext:value-type="string" table:number-columns-spanned="1" table:number-rows-spanned="3">
            <text:p>TOTALS</text:p>
          </table:table-cell>
          <table:table-cell table:style-name="ce52" office:value-type="string" calcext:value-type="string">
            <text:p>income</text:p>
          </table:table-cell>
          <table:table-cell table:style-name="ce59" table:formula="of:=SUM([.C2:.C4])" office:value-type="currency" office:currency="PLN" office:value="0" calcext:value-type="currency">
            <text:p>0.00 zł</text:p>
          </table:table-cell>
          <table:table-cell table:style-name="ce59" table:formula="of:=SUM([.D2:.D4])" office:value-type="currency" office:currency="PLN" office:value="0" calcext:value-type="currency">
            <text:p>0.00 zł</text:p>
          </table:table-cell>
          <table:table-cell table:style-name="ce59" table:formula="of:=SUM([.E2:.E4])" office:value-type="currency" office:currency="PLN" office:value="0" calcext:value-type="currency">
            <text:p>0.00 zł</text:p>
          </table:table-cell>
          <table:table-cell table:style-name="ce59" table:formula="of:=SUM([.F2:.F4])" office:value-type="currency" office:currency="PLN" office:value="0" calcext:value-type="currency">
            <text:p>0.00 zł</text:p>
          </table:table-cell>
          <table:table-cell table:style-name="ce59" table:formula="of:=SUM([.G2:.G4])" office:value-type="currency" office:currency="PLN" office:value="0" calcext:value-type="currency">
            <text:p>0.00 zł</text:p>
          </table:table-cell>
          <table:table-cell table:style-name="ce59" table:formula="of:=SUM([.H2:.H4])" office:value-type="currency" office:currency="PLN" office:value="0" calcext:value-type="currency">
            <text:p>0.00 zł</text:p>
          </table:table-cell>
          <table:table-cell table:style-name="ce59" table:formula="of:=SUM([.I2:.I4])" office:value-type="currency" office:currency="PLN" office:value="0" calcext:value-type="currency">
            <text:p>0.00 zł</text:p>
          </table:table-cell>
          <table:table-cell table:style-name="ce59" table:formula="of:=SUM([.J2:.J4])" office:value-type="currency" office:currency="PLN" office:value="0" calcext:value-type="currency">
            <text:p>0.00 zł</text:p>
          </table:table-cell>
          <table:table-cell table:style-name="ce59" table:formula="of:=SUM([.K2:.K4])" office:value-type="currency" office:currency="PLN" office:value="0" calcext:value-type="currency">
            <text:p>0.00 zł</text:p>
          </table:table-cell>
          <table:table-cell table:style-name="ce59" table:formula="of:=SUM([.L2:.L4])" office:value-type="currency" office:currency="PLN" office:value="0" calcext:value-type="currency">
            <text:p>0.00 zł</text:p>
          </table:table-cell>
          <table:table-cell table:style-name="ce59" table:formula="of:=SUM([.M2:.M4])" office:value-type="currency" office:currency="PLN" office:value="0" calcext:value-type="currency">
            <text:p>0.00 zł</text:p>
          </table:table-cell>
          <table:table-cell table:style-name="ce59" table:formula="of:=SUM([.N2:.N4])" office:value-type="currency" office:currency="PLN" office:value="0" calcext:value-type="currency">
            <text:p>0.00 zł</text:p>
          </table:table-cell>
          <table:table-cell table:style-name="ce68" table:formula="of:=SUM([.C14:.N14])" office:value-type="currency" office:currency="PLN" office:value="0" calcext:value-type="currency">
            <text:p>0.00 zł</text:p>
          </table:table-cell>
          <table:table-cell table:style-name="ce28" table:number-columns-repeated="46"/>
          <table:table-cell table:style-name="ce31" table:number-columns-repeated="16320"/>
          <table:table-cell table:style-name="ce32"/>
          <table:table-cell table:style-name="ce33" table:number-columns-repeated="2"/>
        </table:table-row>
        <table:table-row table:style-name="ro2">
          <table:covered-table-cell table:style-name="ce40"/>
          <table:table-cell table:style-name="ce53" office:value-type="string" calcext:value-type="string">
            <text:p>expenses</text:p>
          </table:table-cell>
          <table:table-cell table:style-name="ce21" table:formula="of:=SUM([.C5:.C11])" office:value-type="currency" office:currency="PLN" office:value="0" calcext:value-type="currency">
            <text:p>0.00 zł</text:p>
          </table:table-cell>
          <table:table-cell table:style-name="ce21" table:formula="of:=SUM([.D5:.D11])" office:value-type="currency" office:currency="PLN" office:value="0" calcext:value-type="currency">
            <text:p>0.00 zł</text:p>
          </table:table-cell>
          <table:table-cell table:style-name="ce21" table:formula="of:=SUM([.E5:.E11])" office:value-type="currency" office:currency="PLN" office:value="0" calcext:value-type="currency">
            <text:p>0.00 zł</text:p>
          </table:table-cell>
          <table:table-cell table:style-name="ce21" table:formula="of:=SUM([.F5:.F11])" office:value-type="currency" office:currency="PLN" office:value="0" calcext:value-type="currency">
            <text:p>0.00 zł</text:p>
          </table:table-cell>
          <table:table-cell table:style-name="ce21" table:formula="of:=SUM([.G5:.G11])" office:value-type="currency" office:currency="PLN" office:value="0" calcext:value-type="currency">
            <text:p>0.00 zł</text:p>
          </table:table-cell>
          <table:table-cell table:style-name="ce21" table:formula="of:=SUM([.H5:.H11])" office:value-type="currency" office:currency="PLN" office:value="0" calcext:value-type="currency">
            <text:p>0.00 zł</text:p>
          </table:table-cell>
          <table:table-cell table:style-name="ce21" table:formula="of:=SUM([.I5:.I11])" office:value-type="currency" office:currency="PLN" office:value="0" calcext:value-type="currency">
            <text:p>0.00 zł</text:p>
          </table:table-cell>
          <table:table-cell table:style-name="ce21" table:formula="of:=SUM([.J5:.J11])" office:value-type="currency" office:currency="PLN" office:value="0" calcext:value-type="currency">
            <text:p>0.00 zł</text:p>
          </table:table-cell>
          <table:table-cell table:style-name="ce21" table:formula="of:=SUM([.K5:.K11])" office:value-type="currency" office:currency="PLN" office:value="0" calcext:value-type="currency">
            <text:p>0.00 zł</text:p>
          </table:table-cell>
          <table:table-cell table:style-name="ce21" table:formula="of:=SUM([.L5:.L11])" office:value-type="currency" office:currency="PLN" office:value="0" calcext:value-type="currency">
            <text:p>0.00 zł</text:p>
          </table:table-cell>
          <table:table-cell table:style-name="ce21" table:formula="of:=SUM([.M5:.M11])" office:value-type="currency" office:currency="PLN" office:value="0" calcext:value-type="currency">
            <text:p>0.00 zł</text:p>
          </table:table-cell>
          <table:table-cell table:style-name="ce21" table:formula="of:=SUM([.N5:.N11])" office:value-type="currency" office:currency="PLN" office:value="0" calcext:value-type="currency">
            <text:p>0.00 zł</text:p>
          </table:table-cell>
          <table:table-cell table:style-name="ce69" table:formula="of:=SUM([.C15:.N15])" office:value-type="currency" office:currency="PLN" office:value="0" calcext:value-type="currency">
            <text:p>0.00 zł</text:p>
          </table:table-cell>
          <table:table-cell table:style-name="ce28" table:number-columns-repeated="46"/>
          <table:table-cell table:style-name="ce31" table:number-columns-repeated="16320"/>
          <table:table-cell table:style-name="ce32"/>
          <table:table-cell table:style-name="ce33" table:number-columns-repeated="2"/>
        </table:table-row>
        <table:table-row table:style-name="ro2">
          <table:covered-table-cell table:style-name="ce41"/>
          <table:table-cell table:style-name="ce54" office:value-type="string" calcext:value-type="string">
            <text:p>savings</text:p>
          </table:table-cell>
          <table:table-cell table:style-name="ce61" table:formula="of:=SUM([.C14]-[.C15])" office:value-type="currency" office:currency="PLN" office:value="0" calcext:value-type="currency">
            <text:p>0.00 zł</text:p>
          </table:table-cell>
          <table:table-cell table:style-name="ce61" table:formula="of:=SUM([.D14]-[.D15])" office:value-type="currency" office:currency="PLN" office:value="0" calcext:value-type="currency">
            <text:p>0.00 zł</text:p>
          </table:table-cell>
          <table:table-cell table:style-name="ce61" table:formula="of:=SUM([.E14]-[.E15])" office:value-type="currency" office:currency="PLN" office:value="0" calcext:value-type="currency">
            <text:p>0.00 zł</text:p>
          </table:table-cell>
          <table:table-cell table:style-name="ce61" table:formula="of:=SUM([.F14]-[.F15])" office:value-type="currency" office:currency="PLN" office:value="0" calcext:value-type="currency">
            <text:p>0.00 zł</text:p>
          </table:table-cell>
          <table:table-cell table:style-name="ce61" table:formula="of:=SUM([.G14]-[.G15])" office:value-type="currency" office:currency="PLN" office:value="0" calcext:value-type="currency">
            <text:p>0.00 zł</text:p>
          </table:table-cell>
          <table:table-cell table:style-name="ce61" table:formula="of:=SUM([.H14]-[.H15])" office:value-type="currency" office:currency="PLN" office:value="0" calcext:value-type="currency">
            <text:p>0.00 zł</text:p>
          </table:table-cell>
          <table:table-cell table:style-name="ce61" table:formula="of:=SUM([.I14]-[.I15])" office:value-type="currency" office:currency="PLN" office:value="0" calcext:value-type="currency">
            <text:p>0.00 zł</text:p>
          </table:table-cell>
          <table:table-cell table:style-name="ce61" table:formula="of:=SUM([.J14]-[.J15])" office:value-type="currency" office:currency="PLN" office:value="0" calcext:value-type="currency">
            <text:p>0.00 zł</text:p>
          </table:table-cell>
          <table:table-cell table:style-name="ce61" table:formula="of:=SUM([.K14]-[.K15])" office:value-type="currency" office:currency="PLN" office:value="0" calcext:value-type="currency">
            <text:p>0.00 zł</text:p>
          </table:table-cell>
          <table:table-cell table:style-name="ce61" table:formula="of:=SUM([.L14]-[.L15])" office:value-type="currency" office:currency="PLN" office:value="0" calcext:value-type="currency">
            <text:p>0.00 zł</text:p>
          </table:table-cell>
          <table:table-cell table:style-name="ce61" table:formula="of:=SUM([.M14]-[.M15])" office:value-type="currency" office:currency="PLN" office:value="0" calcext:value-type="currency">
            <text:p>0.00 zł</text:p>
          </table:table-cell>
          <table:table-cell table:style-name="ce61" table:formula="of:=SUM([.N14]-[.N15])" office:value-type="currency" office:currency="PLN" office:value="0" calcext:value-type="currency">
            <text:p>0.00 zł</text:p>
          </table:table-cell>
          <table:table-cell table:style-name="ce70" table:formula="of:=SUM([.C16:.N16])" office:value-type="currency" office:currency="PLN" office:value="0" calcext:value-type="currency">
            <text:p>0.00 zł</text:p>
          </table:table-cell>
          <table:table-cell table:style-name="ce29" table:number-columns-repeated="46"/>
          <table:table-cell table:style-name="ce32" table:number-columns-repeated="16321"/>
          <table:table-cell table:style-name="ce33" table:number-columns-repeated="2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Jan" table:style-name="ta1">
        <office:forms form:automatic-focus="false" form:apply-design-mode="false"/>
        <table:table-column table:style-name="co5" table:default-cell-style-name="ce87"/>
        <table:table-column table:style-name="co6" table:default-cell-style-name="ce87"/>
        <table:table-column table:style-name="co7" table:default-cell-style-name="ce92"/>
        <table:table-column table:style-name="co4" table:number-columns-repeated="58" table:default-cell-style-name="ce87"/>
        <table:table-row table:style-name="ro4">
          <table:table-cell table:style-name="ce83" office:value-type="string" calcext:value-type="string">
            <text:p>ITEM</text:p>
          </table:table-cell>
          <table:table-cell table:style-name="ce83" table:content-validation-name="val1" office:value-type="string" calcext:value-type="string">
            <text:p>CATEGORY</text:p>
          </table:table-cell>
          <table:table-cell table:style-name="ce88" office:value-type="string" calcext:value-type="string">
            <text:p>AMOUNT</text:p>
          </table:table-cell>
          <table:table-cell table:style-name="ce93" table:number-columns-repeated="58"/>
        </table:table-row>
        <table:table-row table:style-name="ro5" table:number-rows-repeated="6">
          <table:table-cell table:style-name="ce84"/>
          <table:table-cell table:style-name="ce84" table:content-validation-name="val2"/>
          <table:table-cell table:style-name="ce46"/>
          <table:table-cell table:number-columns-repeated="58"/>
        </table:table-row>
        <table:table-row table:style-name="ro5">
          <table:table-cell table:style-name="ce84"/>
          <table:table-cell table:style-name="ce84" table:content-validation-name="val2"/>
          <table:table-cell table:style-name="ce46"/>
          <table:table-cell table:number-columns-repeated="2"/>
          <table:table-cell table:style-name="ce96"/>
          <table:table-cell table:number-columns-repeated="55"/>
        </table:table-row>
        <table:table-row table:style-name="ro5" table:number-rows-repeated="3">
          <table:table-cell table:style-name="ce84"/>
          <table:table-cell table:style-name="ce84" table:content-validation-name="val2"/>
          <table:table-cell table:style-name="ce46"/>
          <table:table-cell table:number-columns-repeated="58"/>
        </table:table-row>
        <table:table-row table:style-name="ro5">
          <table:table-cell table:style-name="ce84"/>
          <table:table-cell table:style-name="ce84" table:content-validation-name="val2"/>
          <table:table-cell table:style-name="ce46"/>
          <table:table-cell table:number-columns-repeated="3"/>
          <table:table-cell table:style-name="ce140"/>
          <table:table-cell table:number-columns-repeated="54"/>
        </table:table-row>
        <table:table-row table:style-name="ro5" table:number-rows-repeated="38">
          <table:table-cell table:style-name="ce84"/>
          <table:table-cell table:style-name="ce84" table:content-validation-name="val2"/>
          <table:table-cell table:style-name="ce46"/>
          <table:table-cell table:number-columns-repeated="58"/>
        </table:table-row>
        <table:table-row table:style-name="ro5">
          <table:table-cell table:style-name="ce120"/>
          <table:table-cell table:style-name="ce84" table:content-validation-name="val2"/>
          <table:table-cell table:style-name="ce46"/>
          <table:table-cell table:number-columns-repeated="58"/>
        </table:table-row>
        <table:table-row table:style-name="ro5" table:number-rows-repeated="217">
          <table:table-cell table:style-name="ce84"/>
          <table:table-cell table:style-name="ce84" table:content-validation-name="val2"/>
          <table:table-cell table:style-name="ce46"/>
          <table:table-cell table:number-columns-repeated="58"/>
        </table:table-row>
        <table:table-row table:style-name="ro5" table:number-rows-repeated="132">
          <table:table-cell table:style-name="ce86"/>
          <table:table-cell table:style-name="ce86" table:content-validation-name="val2"/>
          <table:table-cell table:style-name="ce91"/>
          <table:table-cell table:number-columns-repeated="58"/>
        </table:table-row>
        <table:table-row table:style-name="ro5" table:number-rows-repeated="1048175">
          <table:table-cell/>
          <table:table-cell table:content-validation-name="val2"/>
          <table:table-cell table:number-columns-repeated="59"/>
        </table:table-row>
        <table:table-row table:style-name="ro5">
          <table:table-cell/>
          <table:table-cell table:content-validation-name="val2"/>
          <table:table-cell table:number-columns-repeated="59"/>
        </table:table-row>
      </table:table>
      <table:table table:name="Feb" table:style-name="ta1">
        <office:forms form:automatic-focus="false" form:apply-design-mode="false"/>
        <table:table-column table:style-name="co5" table:default-cell-style-name="ce87"/>
        <table:table-column table:style-name="co6" table:default-cell-style-name="ce87"/>
        <table:table-column table:style-name="co7" table:default-cell-style-name="ce92"/>
        <table:table-column table:style-name="co4" table:number-columns-repeated="58" table:default-cell-style-name="ce87"/>
        <table:table-row table:style-name="ro4">
          <table:table-cell table:style-name="ce99" office:value-type="string" calcext:value-type="string">
            <text:p>ITEM</text:p>
          </table:table-cell>
          <table:table-cell table:style-name="ce99" table:content-validation-name="val1" office:value-type="string" calcext:value-type="string">
            <text:p>CATEGORY</text:p>
          </table:table-cell>
          <table:table-cell table:style-name="ce88" office:value-type="string" calcext:value-type="string">
            <text:p>AMOUNT</text:p>
          </table:table-cell>
          <table:table-cell table:style-name="ce100" table:number-columns-repeated="58"/>
        </table:table-row>
        <table:table-row table:style-name="ro5" table:number-rows-repeated="4">
          <table:table-cell table:style-name="ce84"/>
          <table:table-cell table:style-name="ce84" table:content-validation-name="val3"/>
          <table:table-cell table:style-name="ce46"/>
          <table:table-cell table:number-columns-repeated="58"/>
        </table:table-row>
        <table:table-row table:style-name="ro5">
          <table:table-cell table:style-name="ce84"/>
          <table:table-cell table:style-name="ce84" table:content-validation-name="val3"/>
          <table:table-cell table:style-name="ce46"/>
          <table:table-cell table:number-columns-repeated="2"/>
          <table:table-cell table:style-name="ce96"/>
          <table:table-cell table:number-columns-repeated="55"/>
        </table:table-row>
        <table:table-row table:style-name="ro5" table:number-rows-repeated="3">
          <table:table-cell table:style-name="ce84"/>
          <table:table-cell table:style-name="ce84" table:content-validation-name="val3"/>
          <table:table-cell table:style-name="ce46"/>
          <table:table-cell table:number-columns-repeated="58"/>
        </table:table-row>
        <table:table-row table:style-name="ro5">
          <table:table-cell table:style-name="ce84"/>
          <table:table-cell table:style-name="ce84" table:content-validation-name="val3"/>
          <table:table-cell table:style-name="ce46"/>
          <table:table-cell table:number-columns-repeated="3"/>
          <table:table-cell table:style-name="ce140"/>
          <table:table-cell table:number-columns-repeated="54"/>
        </table:table-row>
        <table:table-row table:style-name="ro5" table:number-rows-repeated="38">
          <table:table-cell table:style-name="ce84"/>
          <table:table-cell table:style-name="ce84" table:content-validation-name="val3"/>
          <table:table-cell table:style-name="ce46"/>
          <table:table-cell table:number-columns-repeated="58"/>
        </table:table-row>
        <table:table-row table:style-name="ro5">
          <table:table-cell table:style-name="ce120"/>
          <table:table-cell table:style-name="ce84" table:content-validation-name="val3"/>
          <table:table-cell table:style-name="ce46"/>
          <table:table-cell table:number-columns-repeated="58"/>
        </table:table-row>
        <table:table-row table:style-name="ro5" table:number-rows-repeated="217">
          <table:table-cell table:style-name="ce84"/>
          <table:table-cell table:style-name="ce84" table:content-validation-name="val3"/>
          <table:table-cell table:style-name="ce46"/>
          <table:table-cell table:number-columns-repeated="58"/>
        </table:table-row>
        <table:table-row table:style-name="ro5" table:number-rows-repeated="132">
          <table:table-cell table:style-name="ce86"/>
          <table:table-cell table:style-name="ce86" table:content-validation-name="val3"/>
          <table:table-cell table:style-name="ce91"/>
          <table:table-cell table:number-columns-repeated="58"/>
        </table:table-row>
        <table:table-row table:style-name="ro5" table:number-rows-repeated="1048177">
          <table:table-cell/>
          <table:table-cell table:content-validation-name="val3"/>
          <table:table-cell table:number-columns-repeated="59"/>
        </table:table-row>
        <table:table-row table:style-name="ro5">
          <table:table-cell/>
          <table:table-cell table:content-validation-name="val3"/>
          <table:table-cell table:number-columns-repeated="59"/>
        </table:table-row>
      </table:table>
      <table:table table:name="March" table:style-name="ta1">
        <office:forms form:automatic-focus="false" form:apply-design-mode="false"/>
        <table:table-column table:style-name="co5" table:default-cell-style-name="ce87"/>
        <table:table-column table:style-name="co6" table:default-cell-style-name="ce87"/>
        <table:table-column table:style-name="co7" table:default-cell-style-name="ce92"/>
        <table:table-column table:style-name="co4" table:number-columns-repeated="58" table:default-cell-style-name="ce87"/>
        <table:table-row table:style-name="ro4">
          <table:table-cell table:style-name="ce99" office:value-type="string" calcext:value-type="string">
            <text:p>ITEM</text:p>
          </table:table-cell>
          <table:table-cell table:style-name="ce99" office:value-type="string" calcext:value-type="string">
            <text:p>CATEGORY</text:p>
          </table:table-cell>
          <table:table-cell table:style-name="ce88" office:value-type="string" calcext:value-type="string">
            <text:p>AMOUNT</text:p>
          </table:table-cell>
          <table:table-cell table:style-name="ce100" table:number-columns-repeated="58"/>
        </table:table-row>
        <table:table-row table:style-name="ro5" table:number-rows-repeated="4">
          <table:table-cell table:style-name="ce84"/>
          <table:table-cell table:style-name="ce84" table:content-validation-name="val4"/>
          <table:table-cell table:style-name="ce46"/>
          <table:table-cell table:number-columns-repeated="58"/>
        </table:table-row>
        <table:table-row table:style-name="ro5">
          <table:table-cell table:style-name="ce84"/>
          <table:table-cell table:style-name="ce84" table:content-validation-name="val4"/>
          <table:table-cell table:style-name="ce46"/>
          <table:table-cell table:number-columns-repeated="2"/>
          <table:table-cell table:style-name="ce96"/>
          <table:table-cell table:number-columns-repeated="55"/>
        </table:table-row>
        <table:table-row table:style-name="ro5" table:number-rows-repeated="3">
          <table:table-cell table:style-name="ce84"/>
          <table:table-cell table:style-name="ce84" table:content-validation-name="val4"/>
          <table:table-cell table:style-name="ce46"/>
          <table:table-cell table:number-columns-repeated="58"/>
        </table:table-row>
        <table:table-row table:style-name="ro5">
          <table:table-cell table:style-name="ce84"/>
          <table:table-cell table:style-name="ce84" table:content-validation-name="val4"/>
          <table:table-cell table:style-name="ce46"/>
          <table:table-cell table:number-columns-repeated="3"/>
          <table:table-cell table:style-name="ce140"/>
          <table:table-cell table:number-columns-repeated="54"/>
        </table:table-row>
        <table:table-row table:style-name="ro5" table:number-rows-repeated="38">
          <table:table-cell table:style-name="ce84"/>
          <table:table-cell table:style-name="ce84" table:content-validation-name="val4"/>
          <table:table-cell table:style-name="ce46"/>
          <table:table-cell table:number-columns-repeated="58"/>
        </table:table-row>
        <table:table-row table:style-name="ro5">
          <table:table-cell table:style-name="ce120"/>
          <table:table-cell table:style-name="ce84" table:content-validation-name="val4"/>
          <table:table-cell table:style-name="ce46"/>
          <table:table-cell table:number-columns-repeated="58"/>
        </table:table-row>
        <table:table-row table:style-name="ro5" table:number-rows-repeated="217">
          <table:table-cell table:style-name="ce84"/>
          <table:table-cell table:style-name="ce84" table:content-validation-name="val4"/>
          <table:table-cell table:style-name="ce46"/>
          <table:table-cell table:number-columns-repeated="58"/>
        </table:table-row>
        <table:table-row table:style-name="ro5" table:number-rows-repeated="132">
          <table:table-cell table:style-name="ce86"/>
          <table:table-cell table:style-name="ce86" table:content-validation-name="val4"/>
          <table:table-cell table:style-name="ce91"/>
          <table:table-cell table:number-columns-repeated="58"/>
        </table:table-row>
        <table:table-row table:style-name="ro5" table:number-rows-repeated="1048177">
          <table:table-cell/>
          <table:table-cell table:content-validation-name="val4"/>
          <table:table-cell table:number-columns-repeated="59"/>
        </table:table-row>
        <table:table-row table:style-name="ro5">
          <table:table-cell/>
          <table:table-cell table:content-validation-name="val4"/>
          <table:table-cell table:number-columns-repeated="59"/>
        </table:table-row>
      </table:table>
      <table:table table:name="April" table:style-name="ta1">
        <office:forms form:automatic-focus="false" form:apply-design-mode="false"/>
        <table:table-column table:style-name="co5" table:default-cell-style-name="ce87"/>
        <table:table-column table:style-name="co6" table:default-cell-style-name="ce87"/>
        <table:table-column table:style-name="co7" table:default-cell-style-name="ce92"/>
        <table:table-column table:style-name="co4" table:number-columns-repeated="58" table:default-cell-style-name="ce87"/>
        <table:table-row table:style-name="ro4">
          <table:table-cell table:style-name="ce99" office:value-type="string" calcext:value-type="string">
            <text:p>ITEM</text:p>
          </table:table-cell>
          <table:table-cell table:style-name="ce99" office:value-type="string" calcext:value-type="string">
            <text:p>CATEGORY</text:p>
          </table:table-cell>
          <table:table-cell table:style-name="ce88" office:value-type="string" calcext:value-type="string">
            <text:p>AMOUNT</text:p>
          </table:table-cell>
          <table:table-cell table:style-name="ce100" table:number-columns-repeated="58"/>
        </table:table-row>
        <table:table-row table:style-name="ro5" table:number-rows-repeated="4">
          <table:table-cell table:style-name="ce84"/>
          <table:table-cell table:style-name="ce84" table:content-validation-name="val5"/>
          <table:table-cell table:style-name="ce46"/>
          <table:table-cell table:number-columns-repeated="58"/>
        </table:table-row>
        <table:table-row table:style-name="ro5">
          <table:table-cell table:style-name="ce84"/>
          <table:table-cell table:style-name="ce84" table:content-validation-name="val5"/>
          <table:table-cell table:style-name="ce46"/>
          <table:table-cell table:number-columns-repeated="2"/>
          <table:table-cell table:style-name="ce96"/>
          <table:table-cell table:number-columns-repeated="55"/>
        </table:table-row>
        <table:table-row table:style-name="ro5" table:number-rows-repeated="3">
          <table:table-cell table:style-name="ce84"/>
          <table:table-cell table:style-name="ce84" table:content-validation-name="val5"/>
          <table:table-cell table:style-name="ce46"/>
          <table:table-cell table:number-columns-repeated="58"/>
        </table:table-row>
        <table:table-row table:style-name="ro5">
          <table:table-cell table:style-name="ce84"/>
          <table:table-cell table:style-name="ce84" table:content-validation-name="val5"/>
          <table:table-cell table:style-name="ce46"/>
          <table:table-cell table:number-columns-repeated="3"/>
          <table:table-cell table:style-name="ce140"/>
          <table:table-cell table:number-columns-repeated="54"/>
        </table:table-row>
        <table:table-row table:style-name="ro5" table:number-rows-repeated="38">
          <table:table-cell table:style-name="ce84"/>
          <table:table-cell table:style-name="ce84" table:content-validation-name="val5"/>
          <table:table-cell table:style-name="ce46"/>
          <table:table-cell table:number-columns-repeated="58"/>
        </table:table-row>
        <table:table-row table:style-name="ro5">
          <table:table-cell table:style-name="ce120"/>
          <table:table-cell table:style-name="ce84" table:content-validation-name="val5"/>
          <table:table-cell table:style-name="ce46"/>
          <table:table-cell table:number-columns-repeated="58"/>
        </table:table-row>
        <table:table-row table:style-name="ro5" table:number-rows-repeated="217">
          <table:table-cell table:style-name="ce84"/>
          <table:table-cell table:style-name="ce84" table:content-validation-name="val5"/>
          <table:table-cell table:style-name="ce46"/>
          <table:table-cell table:number-columns-repeated="58"/>
        </table:table-row>
        <table:table-row table:style-name="ro5" table:number-rows-repeated="132">
          <table:table-cell table:style-name="ce86"/>
          <table:table-cell table:style-name="ce86" table:content-validation-name="val5"/>
          <table:table-cell table:style-name="ce91"/>
          <table:table-cell table:number-columns-repeated="58"/>
        </table:table-row>
        <table:table-row table:style-name="ro5" table:number-rows-repeated="1048177">
          <table:table-cell/>
          <table:table-cell table:content-validation-name="val5"/>
          <table:table-cell table:number-columns-repeated="59"/>
        </table:table-row>
        <table:table-row table:style-name="ro5">
          <table:table-cell/>
          <table:table-cell table:content-validation-name="val5"/>
          <table:table-cell table:number-columns-repeated="59"/>
        </table:table-row>
      </table:table>
      <table:table table:name="May" table:style-name="ta1">
        <office:forms form:automatic-focus="false" form:apply-design-mode="false"/>
        <table:table-column table:style-name="co5" table:default-cell-style-name="ce87"/>
        <table:table-column table:style-name="co6" table:default-cell-style-name="ce87"/>
        <table:table-column table:style-name="co7" table:default-cell-style-name="ce92"/>
        <table:table-column table:style-name="co4" table:number-columns-repeated="58" table:default-cell-style-name="ce87"/>
        <table:table-row table:style-name="ro4">
          <table:table-cell table:style-name="ce99" office:value-type="string" calcext:value-type="string">
            <text:p>ITEM</text:p>
          </table:table-cell>
          <table:table-cell table:style-name="ce99" office:value-type="string" calcext:value-type="string">
            <text:p>CATEGORY</text:p>
          </table:table-cell>
          <table:table-cell table:style-name="ce88" office:value-type="string" calcext:value-type="string">
            <text:p>AMOUNT</text:p>
          </table:table-cell>
          <table:table-cell table:style-name="ce100" table:number-columns-repeated="58"/>
        </table:table-row>
        <table:table-row table:style-name="ro5" table:number-rows-repeated="4">
          <table:table-cell table:style-name="ce84"/>
          <table:table-cell table:style-name="ce84" table:content-validation-name="val6"/>
          <table:table-cell table:style-name="ce46"/>
          <table:table-cell table:number-columns-repeated="58"/>
        </table:table-row>
        <table:table-row table:style-name="ro5">
          <table:table-cell table:style-name="ce84"/>
          <table:table-cell table:style-name="ce84" table:content-validation-name="val6"/>
          <table:table-cell table:style-name="ce46"/>
          <table:table-cell table:number-columns-repeated="2"/>
          <table:table-cell table:style-name="ce96"/>
          <table:table-cell table:number-columns-repeated="55"/>
        </table:table-row>
        <table:table-row table:style-name="ro5" table:number-rows-repeated="3">
          <table:table-cell table:style-name="ce84"/>
          <table:table-cell table:style-name="ce84" table:content-validation-name="val6"/>
          <table:table-cell table:style-name="ce46"/>
          <table:table-cell table:number-columns-repeated="58"/>
        </table:table-row>
        <table:table-row table:style-name="ro5">
          <table:table-cell table:style-name="ce84"/>
          <table:table-cell table:style-name="ce84" table:content-validation-name="val6"/>
          <table:table-cell table:style-name="ce46"/>
          <table:table-cell table:number-columns-repeated="3"/>
          <table:table-cell table:style-name="ce140"/>
          <table:table-cell table:number-columns-repeated="54"/>
        </table:table-row>
        <table:table-row table:style-name="ro5" table:number-rows-repeated="38">
          <table:table-cell table:style-name="ce84"/>
          <table:table-cell table:style-name="ce84" table:content-validation-name="val6"/>
          <table:table-cell table:style-name="ce46"/>
          <table:table-cell table:number-columns-repeated="58"/>
        </table:table-row>
        <table:table-row table:style-name="ro5">
          <table:table-cell table:style-name="ce120"/>
          <table:table-cell table:style-name="ce84" table:content-validation-name="val6"/>
          <table:table-cell table:style-name="ce46"/>
          <table:table-cell table:number-columns-repeated="58"/>
        </table:table-row>
        <table:table-row table:style-name="ro5" table:number-rows-repeated="217">
          <table:table-cell table:style-name="ce84"/>
          <table:table-cell table:style-name="ce84" table:content-validation-name="val6"/>
          <table:table-cell table:style-name="ce46"/>
          <table:table-cell table:number-columns-repeated="58"/>
        </table:table-row>
        <table:table-row table:style-name="ro5" table:number-rows-repeated="132">
          <table:table-cell table:style-name="ce86"/>
          <table:table-cell table:style-name="ce86" table:content-validation-name="val6"/>
          <table:table-cell table:style-name="ce91"/>
          <table:table-cell table:number-columns-repeated="58"/>
        </table:table-row>
        <table:table-row table:style-name="ro5" table:number-rows-repeated="1048177">
          <table:table-cell/>
          <table:table-cell table:content-validation-name="val6"/>
          <table:table-cell table:number-columns-repeated="59"/>
        </table:table-row>
        <table:table-row table:style-name="ro5">
          <table:table-cell/>
          <table:table-cell table:content-validation-name="val6"/>
          <table:table-cell table:number-columns-repeated="59"/>
        </table:table-row>
      </table:table>
      <table:table table:name="June" table:style-name="ta1">
        <office:forms form:automatic-focus="false" form:apply-design-mode="false"/>
        <table:table-column table:style-name="co5" table:default-cell-style-name="ce87"/>
        <table:table-column table:style-name="co6" table:default-cell-style-name="ce87"/>
        <table:table-column table:style-name="co7" table:default-cell-style-name="ce92"/>
        <table:table-column table:style-name="co4" table:number-columns-repeated="58" table:default-cell-style-name="ce87"/>
        <table:table-row table:style-name="ro4">
          <table:table-cell table:style-name="ce99" office:value-type="string" calcext:value-type="string">
            <text:p>ITEM</text:p>
          </table:table-cell>
          <table:table-cell table:style-name="ce99" table:content-validation-name="val7" office:value-type="string" calcext:value-type="string">
            <text:p>CATEGORY</text:p>
          </table:table-cell>
          <table:table-cell table:style-name="ce88" office:value-type="string" calcext:value-type="string">
            <text:p>AMOUNT</text:p>
          </table:table-cell>
          <table:table-cell table:style-name="ce100" table:number-columns-repeated="58"/>
        </table:table-row>
        <table:table-row table:style-name="ro5" table:number-rows-repeated="4">
          <table:table-cell table:style-name="ce84"/>
          <table:table-cell table:style-name="ce84" table:content-validation-name="val8"/>
          <table:table-cell table:style-name="ce46"/>
          <table:table-cell table:number-columns-repeated="58"/>
        </table:table-row>
        <table:table-row table:style-name="ro5">
          <table:table-cell table:style-name="ce84"/>
          <table:table-cell table:style-name="ce84" table:content-validation-name="val8"/>
          <table:table-cell table:style-name="ce46"/>
          <table:table-cell table:number-columns-repeated="2"/>
          <table:table-cell table:style-name="ce96"/>
          <table:table-cell table:number-columns-repeated="55"/>
        </table:table-row>
        <table:table-row table:style-name="ro5" table:number-rows-repeated="3">
          <table:table-cell table:style-name="ce84"/>
          <table:table-cell table:style-name="ce84" table:content-validation-name="val8"/>
          <table:table-cell table:style-name="ce46"/>
          <table:table-cell table:number-columns-repeated="58"/>
        </table:table-row>
        <table:table-row table:style-name="ro5">
          <table:table-cell table:style-name="ce84"/>
          <table:table-cell table:style-name="ce84" table:content-validation-name="val8"/>
          <table:table-cell table:style-name="ce46"/>
          <table:table-cell table:number-columns-repeated="3"/>
          <table:table-cell table:style-name="ce140"/>
          <table:table-cell table:number-columns-repeated="54"/>
        </table:table-row>
        <table:table-row table:style-name="ro5" table:number-rows-repeated="38">
          <table:table-cell table:style-name="ce84"/>
          <table:table-cell table:style-name="ce84" table:content-validation-name="val8"/>
          <table:table-cell table:style-name="ce46"/>
          <table:table-cell table:number-columns-repeated="58"/>
        </table:table-row>
        <table:table-row table:style-name="ro5">
          <table:table-cell table:style-name="ce120"/>
          <table:table-cell table:style-name="ce84" table:content-validation-name="val8"/>
          <table:table-cell table:style-name="ce46"/>
          <table:table-cell table:number-columns-repeated="58"/>
        </table:table-row>
        <table:table-row table:style-name="ro5" table:number-rows-repeated="217">
          <table:table-cell table:style-name="ce84"/>
          <table:table-cell table:style-name="ce84" table:content-validation-name="val8"/>
          <table:table-cell table:style-name="ce46"/>
          <table:table-cell table:number-columns-repeated="58"/>
        </table:table-row>
        <table:table-row table:style-name="ro5" table:number-rows-repeated="132">
          <table:table-cell table:style-name="ce86"/>
          <table:table-cell table:style-name="ce86" table:content-validation-name="val8"/>
          <table:table-cell table:style-name="ce91"/>
          <table:table-cell table:number-columns-repeated="58"/>
        </table:table-row>
        <table:table-row table:style-name="ro5" table:number-rows-repeated="1048177">
          <table:table-cell/>
          <table:table-cell table:content-validation-name="val8"/>
          <table:table-cell table:number-columns-repeated="59"/>
        </table:table-row>
        <table:table-row table:style-name="ro5">
          <table:table-cell/>
          <table:table-cell table:content-validation-name="val8"/>
          <table:table-cell table:number-columns-repeated="59"/>
        </table:table-row>
      </table:table>
      <table:table table:name="July" table:style-name="ta1">
        <office:forms form:automatic-focus="false" form:apply-design-mode="false"/>
        <table:table-column table:style-name="co5" table:default-cell-style-name="ce87"/>
        <table:table-column table:style-name="co6" table:default-cell-style-name="ce87"/>
        <table:table-column table:style-name="co7" table:default-cell-style-name="ce92"/>
        <table:table-column table:style-name="co4" table:number-columns-repeated="58" table:default-cell-style-name="ce87"/>
        <table:table-row table:style-name="ro4">
          <table:table-cell table:style-name="ce99" office:value-type="string" calcext:value-type="string">
            <text:p>ITEM</text:p>
          </table:table-cell>
          <table:table-cell table:style-name="ce99" office:value-type="string" calcext:value-type="string">
            <text:p>CATEGORY</text:p>
          </table:table-cell>
          <table:table-cell table:style-name="ce88" office:value-type="string" calcext:value-type="string">
            <text:p>AMOUNT</text:p>
          </table:table-cell>
          <table:table-cell table:style-name="ce100" table:number-columns-repeated="58"/>
        </table:table-row>
        <table:table-row table:style-name="ro5" table:number-rows-repeated="4">
          <table:table-cell table:style-name="ce84"/>
          <table:table-cell table:style-name="ce84" table:content-validation-name="val9"/>
          <table:table-cell table:style-name="ce46"/>
          <table:table-cell table:number-columns-repeated="58"/>
        </table:table-row>
        <table:table-row table:style-name="ro5">
          <table:table-cell table:style-name="ce84"/>
          <table:table-cell table:style-name="ce84" table:content-validation-name="val9"/>
          <table:table-cell table:style-name="ce46"/>
          <table:table-cell table:number-columns-repeated="2"/>
          <table:table-cell table:style-name="ce96"/>
          <table:table-cell table:number-columns-repeated="55"/>
        </table:table-row>
        <table:table-row table:style-name="ro5" table:number-rows-repeated="3">
          <table:table-cell table:style-name="ce84"/>
          <table:table-cell table:style-name="ce84" table:content-validation-name="val9"/>
          <table:table-cell table:style-name="ce46"/>
          <table:table-cell table:number-columns-repeated="58"/>
        </table:table-row>
        <table:table-row table:style-name="ro5">
          <table:table-cell table:style-name="ce84"/>
          <table:table-cell table:style-name="ce84" table:content-validation-name="val9"/>
          <table:table-cell table:style-name="ce46"/>
          <table:table-cell table:number-columns-repeated="3"/>
          <table:table-cell table:style-name="ce140"/>
          <table:table-cell table:number-columns-repeated="54"/>
        </table:table-row>
        <table:table-row table:style-name="ro5" table:number-rows-repeated="38">
          <table:table-cell table:style-name="ce84"/>
          <table:table-cell table:style-name="ce84" table:content-validation-name="val9"/>
          <table:table-cell table:style-name="ce46"/>
          <table:table-cell table:number-columns-repeated="58"/>
        </table:table-row>
        <table:table-row table:style-name="ro5">
          <table:table-cell table:style-name="ce120"/>
          <table:table-cell table:style-name="ce84" table:content-validation-name="val9"/>
          <table:table-cell table:style-name="ce46"/>
          <table:table-cell table:number-columns-repeated="58"/>
        </table:table-row>
        <table:table-row table:style-name="ro5" table:number-rows-repeated="217">
          <table:table-cell table:style-name="ce84"/>
          <table:table-cell table:style-name="ce84" table:content-validation-name="val9"/>
          <table:table-cell table:style-name="ce46"/>
          <table:table-cell table:number-columns-repeated="58"/>
        </table:table-row>
        <table:table-row table:style-name="ro5" table:number-rows-repeated="132">
          <table:table-cell table:style-name="ce86"/>
          <table:table-cell table:style-name="ce86" table:content-validation-name="val9"/>
          <table:table-cell table:style-name="ce91"/>
          <table:table-cell table:number-columns-repeated="58"/>
        </table:table-row>
        <table:table-row table:style-name="ro5" table:number-rows-repeated="1048177">
          <table:table-cell/>
          <table:table-cell table:content-validation-name="val9"/>
          <table:table-cell table:number-columns-repeated="59"/>
        </table:table-row>
        <table:table-row table:style-name="ro5">
          <table:table-cell/>
          <table:table-cell table:content-validation-name="val9"/>
          <table:table-cell table:number-columns-repeated="59"/>
        </table:table-row>
      </table:table>
      <table:table table:name="Aug" table:style-name="ta1">
        <office:forms form:automatic-focus="false" form:apply-design-mode="false"/>
        <table:table-column table:style-name="co5" table:default-cell-style-name="ce87"/>
        <table:table-column table:style-name="co6" table:default-cell-style-name="ce87"/>
        <table:table-column table:style-name="co7" table:default-cell-style-name="ce92"/>
        <table:table-column table:style-name="co4" table:number-columns-repeated="58" table:default-cell-style-name="ce87"/>
        <table:table-row table:style-name="ro4">
          <table:table-cell table:style-name="ce99" office:value-type="string" calcext:value-type="string">
            <text:p>ITEM</text:p>
          </table:table-cell>
          <table:table-cell table:style-name="ce99" office:value-type="string" calcext:value-type="string">
            <text:p>CATEGORY</text:p>
          </table:table-cell>
          <table:table-cell table:style-name="ce88" office:value-type="string" calcext:value-type="string">
            <text:p>AMOUNT</text:p>
          </table:table-cell>
          <table:table-cell table:style-name="ce100" table:number-columns-repeated="58"/>
        </table:table-row>
        <table:table-row table:style-name="ro5" table:number-rows-repeated="4">
          <table:table-cell table:style-name="ce84"/>
          <table:table-cell table:style-name="ce84" table:content-validation-name="val10"/>
          <table:table-cell table:style-name="ce46"/>
          <table:table-cell table:number-columns-repeated="58"/>
        </table:table-row>
        <table:table-row table:style-name="ro5">
          <table:table-cell table:style-name="ce84"/>
          <table:table-cell table:style-name="ce84" table:content-validation-name="val10"/>
          <table:table-cell table:style-name="ce46"/>
          <table:table-cell table:number-columns-repeated="2"/>
          <table:table-cell table:style-name="ce96"/>
          <table:table-cell table:number-columns-repeated="55"/>
        </table:table-row>
        <table:table-row table:style-name="ro5" table:number-rows-repeated="3">
          <table:table-cell table:style-name="ce84"/>
          <table:table-cell table:style-name="ce84" table:content-validation-name="val10"/>
          <table:table-cell table:style-name="ce46"/>
          <table:table-cell table:number-columns-repeated="58"/>
        </table:table-row>
        <table:table-row table:style-name="ro5">
          <table:table-cell table:style-name="ce84"/>
          <table:table-cell table:style-name="ce84" table:content-validation-name="val10"/>
          <table:table-cell table:style-name="ce46"/>
          <table:table-cell table:number-columns-repeated="3"/>
          <table:table-cell table:style-name="ce140"/>
          <table:table-cell table:number-columns-repeated="54"/>
        </table:table-row>
        <table:table-row table:style-name="ro5" table:number-rows-repeated="38">
          <table:table-cell table:style-name="ce84"/>
          <table:table-cell table:style-name="ce84" table:content-validation-name="val10"/>
          <table:table-cell table:style-name="ce46"/>
          <table:table-cell table:number-columns-repeated="58"/>
        </table:table-row>
        <table:table-row table:style-name="ro5">
          <table:table-cell table:style-name="ce120"/>
          <table:table-cell table:style-name="ce84" table:content-validation-name="val10"/>
          <table:table-cell table:style-name="ce46"/>
          <table:table-cell table:number-columns-repeated="58"/>
        </table:table-row>
        <table:table-row table:style-name="ro5" table:number-rows-repeated="217">
          <table:table-cell table:style-name="ce84"/>
          <table:table-cell table:style-name="ce84" table:content-validation-name="val10"/>
          <table:table-cell table:style-name="ce46"/>
          <table:table-cell table:number-columns-repeated="58"/>
        </table:table-row>
        <table:table-row table:style-name="ro5" table:number-rows-repeated="132">
          <table:table-cell table:style-name="ce86"/>
          <table:table-cell table:style-name="ce86" table:content-validation-name="val10"/>
          <table:table-cell table:style-name="ce91"/>
          <table:table-cell table:number-columns-repeated="58"/>
        </table:table-row>
        <table:table-row table:style-name="ro5" table:number-rows-repeated="1048177">
          <table:table-cell/>
          <table:table-cell table:content-validation-name="val10"/>
          <table:table-cell table:number-columns-repeated="59"/>
        </table:table-row>
        <table:table-row table:style-name="ro5">
          <table:table-cell/>
          <table:table-cell table:content-validation-name="val10"/>
          <table:table-cell table:number-columns-repeated="59"/>
        </table:table-row>
      </table:table>
      <table:table table:name="Sept" table:style-name="ta1">
        <office:forms form:automatic-focus="false" form:apply-design-mode="false"/>
        <table:table-column table:style-name="co5" table:default-cell-style-name="ce87"/>
        <table:table-column table:style-name="co6" table:default-cell-style-name="ce87"/>
        <table:table-column table:style-name="co7" table:default-cell-style-name="ce92"/>
        <table:table-column table:style-name="co4" table:number-columns-repeated="58" table:default-cell-style-name="ce87"/>
        <table:table-row table:style-name="ro4">
          <table:table-cell table:style-name="ce99" office:value-type="string" calcext:value-type="string">
            <text:p>ITEM</text:p>
          </table:table-cell>
          <table:table-cell table:style-name="ce99" office:value-type="string" calcext:value-type="string">
            <text:p>CATEGORY</text:p>
          </table:table-cell>
          <table:table-cell table:style-name="ce88" office:value-type="string" calcext:value-type="string">
            <text:p>AMOUNT</text:p>
          </table:table-cell>
          <table:table-cell table:style-name="ce100" table:number-columns-repeated="58"/>
        </table:table-row>
        <table:table-row table:style-name="ro5" table:number-rows-repeated="4">
          <table:table-cell table:style-name="ce84"/>
          <table:table-cell table:style-name="ce84" table:content-validation-name="val11"/>
          <table:table-cell table:style-name="ce46"/>
          <table:table-cell table:number-columns-repeated="58"/>
        </table:table-row>
        <table:table-row table:style-name="ro5">
          <table:table-cell table:style-name="ce84"/>
          <table:table-cell table:style-name="ce84" table:content-validation-name="val11"/>
          <table:table-cell table:style-name="ce46"/>
          <table:table-cell table:number-columns-repeated="2"/>
          <table:table-cell table:style-name="ce96"/>
          <table:table-cell table:number-columns-repeated="55"/>
        </table:table-row>
        <table:table-row table:style-name="ro5" table:number-rows-repeated="3">
          <table:table-cell table:style-name="ce84"/>
          <table:table-cell table:style-name="ce84" table:content-validation-name="val11"/>
          <table:table-cell table:style-name="ce46"/>
          <table:table-cell table:number-columns-repeated="58"/>
        </table:table-row>
        <table:table-row table:style-name="ro5">
          <table:table-cell table:style-name="ce84"/>
          <table:table-cell table:style-name="ce84" table:content-validation-name="val11"/>
          <table:table-cell table:style-name="ce46"/>
          <table:table-cell table:number-columns-repeated="3"/>
          <table:table-cell table:style-name="ce140"/>
          <table:table-cell table:number-columns-repeated="54"/>
        </table:table-row>
        <table:table-row table:style-name="ro5" table:number-rows-repeated="38">
          <table:table-cell table:style-name="ce84"/>
          <table:table-cell table:style-name="ce84" table:content-validation-name="val11"/>
          <table:table-cell table:style-name="ce46"/>
          <table:table-cell table:number-columns-repeated="58"/>
        </table:table-row>
        <table:table-row table:style-name="ro5">
          <table:table-cell table:style-name="ce120"/>
          <table:table-cell table:style-name="ce84" table:content-validation-name="val11"/>
          <table:table-cell table:style-name="ce46"/>
          <table:table-cell table:number-columns-repeated="58"/>
        </table:table-row>
        <table:table-row table:style-name="ro5" table:number-rows-repeated="217">
          <table:table-cell table:style-name="ce84"/>
          <table:table-cell table:style-name="ce84" table:content-validation-name="val11"/>
          <table:table-cell table:style-name="ce46"/>
          <table:table-cell table:number-columns-repeated="58"/>
        </table:table-row>
        <table:table-row table:style-name="ro5" table:number-rows-repeated="132">
          <table:table-cell table:style-name="ce86"/>
          <table:table-cell table:style-name="ce86" table:content-validation-name="val11"/>
          <table:table-cell table:style-name="ce91"/>
          <table:table-cell table:number-columns-repeated="58"/>
        </table:table-row>
        <table:table-row table:style-name="ro5" table:number-rows-repeated="1048177">
          <table:table-cell/>
          <table:table-cell table:content-validation-name="val11"/>
          <table:table-cell table:number-columns-repeated="59"/>
        </table:table-row>
        <table:table-row table:style-name="ro5">
          <table:table-cell/>
          <table:table-cell table:content-validation-name="val11"/>
          <table:table-cell table:number-columns-repeated="59"/>
        </table:table-row>
      </table:table>
      <table:table table:name="Oct" table:style-name="ta1">
        <office:forms form:automatic-focus="false" form:apply-design-mode="false"/>
        <table:table-column table:style-name="co5" table:default-cell-style-name="ce87"/>
        <table:table-column table:style-name="co6" table:default-cell-style-name="ce87"/>
        <table:table-column table:style-name="co7" table:default-cell-style-name="ce92"/>
        <table:table-column table:style-name="co4" table:number-columns-repeated="58" table:default-cell-style-name="ce87"/>
        <table:table-row table:style-name="ro4">
          <table:table-cell table:style-name="ce99" office:value-type="string" calcext:value-type="string">
            <text:p>ITEM</text:p>
          </table:table-cell>
          <table:table-cell table:style-name="ce99" office:value-type="string" calcext:value-type="string">
            <text:p>CATEGORY</text:p>
          </table:table-cell>
          <table:table-cell table:style-name="ce88" office:value-type="string" calcext:value-type="string">
            <text:p>AMOUNT</text:p>
          </table:table-cell>
          <table:table-cell table:style-name="ce100" table:number-columns-repeated="58"/>
        </table:table-row>
        <table:table-row table:style-name="ro5" table:number-rows-repeated="4">
          <table:table-cell table:style-name="ce84"/>
          <table:table-cell table:style-name="ce84" table:content-validation-name="val12"/>
          <table:table-cell table:style-name="ce46"/>
          <table:table-cell table:number-columns-repeated="58"/>
        </table:table-row>
        <table:table-row table:style-name="ro5">
          <table:table-cell table:style-name="ce84"/>
          <table:table-cell table:style-name="ce84" table:content-validation-name="val12"/>
          <table:table-cell table:style-name="ce46"/>
          <table:table-cell table:number-columns-repeated="2"/>
          <table:table-cell table:style-name="ce96"/>
          <table:table-cell table:number-columns-repeated="55"/>
        </table:table-row>
        <table:table-row table:style-name="ro5" table:number-rows-repeated="3">
          <table:table-cell table:style-name="ce84"/>
          <table:table-cell table:style-name="ce84" table:content-validation-name="val12"/>
          <table:table-cell table:style-name="ce46"/>
          <table:table-cell table:number-columns-repeated="58"/>
        </table:table-row>
        <table:table-row table:style-name="ro5">
          <table:table-cell table:style-name="ce84"/>
          <table:table-cell table:style-name="ce84" table:content-validation-name="val12"/>
          <table:table-cell table:style-name="ce46"/>
          <table:table-cell table:number-columns-repeated="3"/>
          <table:table-cell table:style-name="ce140"/>
          <table:table-cell table:number-columns-repeated="54"/>
        </table:table-row>
        <table:table-row table:style-name="ro5" table:number-rows-repeated="38">
          <table:table-cell table:style-name="ce84"/>
          <table:table-cell table:style-name="ce84" table:content-validation-name="val12"/>
          <table:table-cell table:style-name="ce46"/>
          <table:table-cell table:number-columns-repeated="58"/>
        </table:table-row>
        <table:table-row table:style-name="ro5">
          <table:table-cell table:style-name="ce120"/>
          <table:table-cell table:style-name="ce84" table:content-validation-name="val12"/>
          <table:table-cell table:style-name="ce46"/>
          <table:table-cell table:number-columns-repeated="58"/>
        </table:table-row>
        <table:table-row table:style-name="ro5" table:number-rows-repeated="217">
          <table:table-cell table:style-name="ce84"/>
          <table:table-cell table:style-name="ce84" table:content-validation-name="val12"/>
          <table:table-cell table:style-name="ce46"/>
          <table:table-cell table:number-columns-repeated="58"/>
        </table:table-row>
        <table:table-row table:style-name="ro5" table:number-rows-repeated="132">
          <table:table-cell table:style-name="ce86"/>
          <table:table-cell table:style-name="ce86" table:content-validation-name="val12"/>
          <table:table-cell table:style-name="ce91"/>
          <table:table-cell table:number-columns-repeated="58"/>
        </table:table-row>
        <table:table-row table:style-name="ro5" table:number-rows-repeated="1048177">
          <table:table-cell/>
          <table:table-cell table:content-validation-name="val12"/>
          <table:table-cell table:number-columns-repeated="59"/>
        </table:table-row>
        <table:table-row table:style-name="ro5">
          <table:table-cell/>
          <table:table-cell table:content-validation-name="val12"/>
          <table:table-cell table:number-columns-repeated="59"/>
        </table:table-row>
      </table:table>
      <table:table table:name="Nov" table:style-name="ta1">
        <office:forms form:automatic-focus="false" form:apply-design-mode="false"/>
        <table:table-column table:style-name="co5" table:default-cell-style-name="ce87"/>
        <table:table-column table:style-name="co6" table:default-cell-style-name="ce87"/>
        <table:table-column table:style-name="co7" table:default-cell-style-name="ce92"/>
        <table:table-column table:style-name="co4" table:number-columns-repeated="58" table:default-cell-style-name="ce87"/>
        <table:table-row table:style-name="ro4">
          <table:table-cell table:style-name="ce99" office:value-type="string" calcext:value-type="string">
            <text:p>ITEM</text:p>
          </table:table-cell>
          <table:table-cell table:style-name="ce99" office:value-type="string" calcext:value-type="string">
            <text:p>CATEGORY</text:p>
          </table:table-cell>
          <table:table-cell table:style-name="ce88" office:value-type="string" calcext:value-type="string">
            <text:p>AMOUNT</text:p>
          </table:table-cell>
          <table:table-cell table:style-name="ce100" table:number-columns-repeated="58"/>
        </table:table-row>
        <table:table-row table:style-name="ro5" table:number-rows-repeated="4">
          <table:table-cell table:style-name="ce84"/>
          <table:table-cell table:style-name="ce84" table:content-validation-name="val13"/>
          <table:table-cell table:style-name="ce46"/>
          <table:table-cell table:number-columns-repeated="58"/>
        </table:table-row>
        <table:table-row table:style-name="ro5">
          <table:table-cell table:style-name="ce84"/>
          <table:table-cell table:style-name="ce84" table:content-validation-name="val13"/>
          <table:table-cell table:style-name="ce46"/>
          <table:table-cell table:number-columns-repeated="2"/>
          <table:table-cell table:style-name="ce96"/>
          <table:table-cell table:number-columns-repeated="55"/>
        </table:table-row>
        <table:table-row table:style-name="ro5" table:number-rows-repeated="3">
          <table:table-cell table:style-name="ce84"/>
          <table:table-cell table:style-name="ce84" table:content-validation-name="val13"/>
          <table:table-cell table:style-name="ce46"/>
          <table:table-cell table:number-columns-repeated="58"/>
        </table:table-row>
        <table:table-row table:style-name="ro5">
          <table:table-cell table:style-name="ce84"/>
          <table:table-cell table:style-name="ce84" table:content-validation-name="val13"/>
          <table:table-cell table:style-name="ce46"/>
          <table:table-cell table:number-columns-repeated="3"/>
          <table:table-cell table:style-name="ce140"/>
          <table:table-cell table:number-columns-repeated="54"/>
        </table:table-row>
        <table:table-row table:style-name="ro5" table:number-rows-repeated="38">
          <table:table-cell table:style-name="ce84"/>
          <table:table-cell table:style-name="ce84" table:content-validation-name="val13"/>
          <table:table-cell table:style-name="ce46"/>
          <table:table-cell table:number-columns-repeated="58"/>
        </table:table-row>
        <table:table-row table:style-name="ro5">
          <table:table-cell table:style-name="ce120"/>
          <table:table-cell table:style-name="ce84" table:content-validation-name="val13"/>
          <table:table-cell table:style-name="ce46"/>
          <table:table-cell table:number-columns-repeated="58"/>
        </table:table-row>
        <table:table-row table:style-name="ro5" table:number-rows-repeated="217">
          <table:table-cell table:style-name="ce84"/>
          <table:table-cell table:style-name="ce84" table:content-validation-name="val13"/>
          <table:table-cell table:style-name="ce46"/>
          <table:table-cell table:number-columns-repeated="58"/>
        </table:table-row>
        <table:table-row table:style-name="ro5" table:number-rows-repeated="132">
          <table:table-cell table:style-name="ce86"/>
          <table:table-cell table:style-name="ce86" table:content-validation-name="val13"/>
          <table:table-cell table:style-name="ce91"/>
          <table:table-cell table:number-columns-repeated="58"/>
        </table:table-row>
        <table:table-row table:style-name="ro5" table:number-rows-repeated="1048177">
          <table:table-cell/>
          <table:table-cell table:content-validation-name="val13"/>
          <table:table-cell table:number-columns-repeated="59"/>
        </table:table-row>
        <table:table-row table:style-name="ro5">
          <table:table-cell/>
          <table:table-cell table:content-validation-name="val13"/>
          <table:table-cell table:number-columns-repeated="59"/>
        </table:table-row>
      </table:table>
      <table:table table:name="Dec" table:style-name="ta1">
        <office:forms form:automatic-focus="false" form:apply-design-mode="false"/>
        <table:table-column table:style-name="co5" table:default-cell-style-name="ce87"/>
        <table:table-column table:style-name="co6" table:default-cell-style-name="ce87"/>
        <table:table-column table:style-name="co7" table:default-cell-style-name="ce92"/>
        <table:table-column table:style-name="co4" table:number-columns-repeated="58" table:default-cell-style-name="ce87"/>
        <table:table-row table:style-name="ro4">
          <table:table-cell table:style-name="ce99" office:value-type="string" calcext:value-type="string">
            <text:p>ITEM</text:p>
          </table:table-cell>
          <table:table-cell table:style-name="ce99" office:value-type="string" calcext:value-type="string">
            <text:p>CATEGORY</text:p>
          </table:table-cell>
          <table:table-cell table:style-name="ce88" office:value-type="string" calcext:value-type="string">
            <text:p>AMOUNT</text:p>
          </table:table-cell>
          <table:table-cell table:style-name="ce100" table:number-columns-repeated="58"/>
        </table:table-row>
        <table:table-row table:style-name="ro5" table:number-rows-repeated="4">
          <table:table-cell table:style-name="ce84"/>
          <table:table-cell table:style-name="ce84" table:content-validation-name="val14"/>
          <table:table-cell table:style-name="ce46"/>
          <table:table-cell table:number-columns-repeated="58"/>
        </table:table-row>
        <table:table-row table:style-name="ro5">
          <table:table-cell table:style-name="ce84"/>
          <table:table-cell table:style-name="ce84" table:content-validation-name="val14"/>
          <table:table-cell table:style-name="ce46"/>
          <table:table-cell table:number-columns-repeated="2"/>
          <table:table-cell table:style-name="ce96"/>
          <table:table-cell table:number-columns-repeated="55"/>
        </table:table-row>
        <table:table-row table:style-name="ro5" table:number-rows-repeated="3">
          <table:table-cell table:style-name="ce84"/>
          <table:table-cell table:style-name="ce84" table:content-validation-name="val14"/>
          <table:table-cell table:style-name="ce46"/>
          <table:table-cell table:number-columns-repeated="58"/>
        </table:table-row>
        <table:table-row table:style-name="ro5">
          <table:table-cell table:style-name="ce84"/>
          <table:table-cell table:style-name="ce84" table:content-validation-name="val14"/>
          <table:table-cell table:style-name="ce46"/>
          <table:table-cell table:number-columns-repeated="3"/>
          <table:table-cell table:style-name="ce140"/>
          <table:table-cell table:number-columns-repeated="54"/>
        </table:table-row>
        <table:table-row table:style-name="ro5" table:number-rows-repeated="38">
          <table:table-cell table:style-name="ce84"/>
          <table:table-cell table:style-name="ce84" table:content-validation-name="val14"/>
          <table:table-cell table:style-name="ce46"/>
          <table:table-cell table:number-columns-repeated="58"/>
        </table:table-row>
        <table:table-row table:style-name="ro5">
          <table:table-cell table:style-name="ce120"/>
          <table:table-cell table:style-name="ce84" table:content-validation-name="val14"/>
          <table:table-cell table:style-name="ce46"/>
          <table:table-cell table:number-columns-repeated="58"/>
        </table:table-row>
        <table:table-row table:style-name="ro5" table:number-rows-repeated="217">
          <table:table-cell table:style-name="ce84"/>
          <table:table-cell table:style-name="ce84" table:content-validation-name="val14"/>
          <table:table-cell table:style-name="ce46"/>
          <table:table-cell table:number-columns-repeated="58"/>
        </table:table-row>
        <table:table-row table:style-name="ro5" table:number-rows-repeated="132">
          <table:table-cell table:style-name="ce86"/>
          <table:table-cell table:style-name="ce86" table:content-validation-name="val14"/>
          <table:table-cell table:style-name="ce91"/>
          <table:table-cell table:number-columns-repeated="58"/>
        </table:table-row>
        <table:table-row table:style-name="ro5" table:number-rows-repeated="1048177">
          <table:table-cell/>
          <table:table-cell table:content-validation-name="val14"/>
          <table:table-cell table:number-columns-repeated="59"/>
        </table:table-row>
        <table:table-row table:style-name="ro5">
          <table:table-cell/>
          <table:table-cell table:content-validation-name="val14"/>
          <table:table-cell table:number-columns-repeated="59"/>
        </table:table-row>
      </table:table>
      <table:named-expressions/>
      <table:database-ranges>
        <table:database-range table:name="__Anonymous_Sheet_DB__0" table:target-range-address="BUDGET.B5:BUDGET.B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Open Sans" svg:font-family="'Open Sans'" style:font-family-generic="swiss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12P0" style:volatile="true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993366" style:text-align-source="fix" style:repeat-content="false" fo:border="0.06pt solid #660066"/>
      <style:paragraph-properties fo:text-align="center"/>
      <style:text-properties fo:color="#ffcccc" fo:font-size="20pt" fo:font-style="normal" fo:font-weight="bold"/>
    </style:style>
    <style:style style:name="Heading_20_1" style:display-name="Heading 1" style:family="table-cell" style:parent-style-name="Heading">
      <style:table-cell-properties fo:background-color="#ffcccc"/>
      <style:text-properties fo:color="#000000" fo:font-size="10pt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able-cell-properties fo:background-color="#996699" fo:border="0.06pt solid #660066"/>
      <style:text-properties fo:color="#000000" style:text-outline="true" fo:font-weight="bold"/>
    </style:style>
    <style:style style:name="Background" style:family="table-cell" style:parent-style-name="Default">
      <style:table-cell-properties fo:background-color="#660066"/>
      <style:text-properties fo:color="#ffffff"/>
    </style:style>
    <style:style style:name="Card" style:family="table-cell" style:parent-style-name="Default">
      <style:table-cell-properties fo:background-color="#cc9999" style:text-align-source="fix" style:repeat-content="false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660066" style:shadow="none"/>
    </style:style>
    <style:style style:name="Card_20_TL" style:display-name="Card TL" style:family="table-cell" style:parent-style-name="Card">
      <style:table-cell-properties fo:border-bottom="none" fo:border-left="0.06pt solid #6b006b" fo:border-right="none" fo:border-top="0.06pt solid #6b006b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6b006b"/>
    </style:style>
    <style:style style:name="Card_20_TR" style:display-name="Card TR" style:family="table-cell" style:parent-style-name="Card">
      <style:table-cell-properties fo:border-bottom="none" fo:border-left="none" fo:border-right="0.06pt solid #6b006b" fo:border-top="0.06pt solid #6b006b"/>
    </style:style>
    <style:style style:name="Card_20_L" style:display-name="Card L" style:family="table-cell" style:parent-style-name="Card">
      <style:table-cell-properties fo:border-bottom="none" fo:border-left="0.06pt solid #6b006b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6b006b" fo:border-top="none"/>
    </style:style>
    <style:style style:name="Card_20_B" style:display-name="Card B" style:family="table-cell" style:parent-style-name="Card">
      <style:table-cell-properties fo:border-bottom="0.06pt solid #6b006b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6b006b" fo:border-left="0.06pt solid #6b006b" fo:border-right="none" fo:border-top="none"/>
    </style:style>
    <style:style style:name="Card_20_BR" style:display-name="Card BR" style:family="table-cell" style:parent-style-name="Card">
      <style:table-cell-properties fo:border-bottom="0.06pt solid #6b006b" fo:border-left="none" fo:border-right="0.06pt solid #6b006b" fo:border-top="none"/>
    </style:style>
    <style:style style:name="Column_20_Header" style:display-name="Column Header" style:family="table-cell" style:parent-style-name="Card">
      <style:table-cell-properties fo:wrap-option="wrap" fo:padding="0.035cm" style:vertical-align="automatic"/>
    </style:style>
  </office:styles>
  <office:automatic-styles>
    <style:page-layout style:name="Mpm1">
      <style:page-layout-properties fo:page-width="21.59cm" fo:page-height="27.94cm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s Weichler</meta:initial-creator>
    <meta:creation-date>2020-01-31T14:15:02.165761105</meta:creation-date>
    <dc:date>2023-06-17T20:31:48.326324500</dc:date>
    <meta:editing-duration>PT22H27M6S</meta:editing-duration>
    <meta:editing-cycles>138</meta:editing-cycles>
    <meta:generator>LibreOffice/7.4.7.2$Linux_X86_64 LibreOffice_project/40$Build-2</meta:generator>
    <meta:document-statistic meta:table-count="13" meta:cell-count="235" meta:object-count="0"/>
  </office:meta>
</office:document-meta>
</file>